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11" style:family="table">
      <style:table-properties style:width="2.8861in" table:align="left"/>
    </style:style>
    <style:style style:name="Table11.A" style:family="table-column">
      <style:table-column-properties style:column-width="0.9403in"/>
    </style:style>
    <style:style style:name="Table11.B" style:family="table-column">
      <style:table-column-properties style:column-width="1.9458in"/>
    </style:style>
    <style:style style:name="Table1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9" style:family="table">
      <style:table-properties style:width="6.925in" table:align="left"/>
    </style:style>
    <style:style style:name="Table9.A" style:family="table-column">
      <style:table-column-properties style:column-width="1.4667in"/>
    </style:style>
    <style:style style:name="Table9.B" style:family="table-column">
      <style:table-column-properties style:column-width="1.0479in"/>
    </style:style>
    <style:style style:name="Table9.C" style:family="table-column">
      <style:table-column-properties style:column-width="4.4104in"/>
    </style:style>
    <style:style style:name="Table9.A1" style:family="table-cell">
      <style:table-cell-properties style:vertical-align="middle" fo:padding="0.0208in" fo:border="none"/>
    </style:style>
    <style:style style:name="Table9.A4" style:family="table-cell">
      <style:table-cell-properties fo:padding="0.0208in" fo:border="none"/>
    </style:style>
    <style:style style:name="Table9.B4" style:family="table-cell">
      <style:table-cell-properties fo:padding="0.0208in" fo:border="none"/>
    </style:style>
    <style:style style:name="Table9.C4" style:family="table-cell">
      <style:table-cell-properties fo:padding="0.0208in" fo:border="none"/>
    </style:style>
    <style:style style:name="Table9.A5" style:family="table-cell">
      <style:table-cell-properties fo:padding="0.0208in" fo:border="none"/>
    </style:style>
    <style:style style:name="Table9.B5" style:family="table-cell">
      <style:table-cell-properties fo:padding="0.0208in" fo:border="none"/>
    </style:style>
    <style:style style:name="Table9.C5" style:family="table-cell">
      <style:table-cell-properties fo:padding="0.0208in" fo:border="none"/>
    </style:style>
    <style:style style:name="Table9.A6" style:family="table-cell">
      <style:table-cell-properties fo:padding="0.0208in" fo:border="none"/>
    </style:style>
    <style:style style:name="Table9.B6" style:family="table-cell">
      <style:table-cell-properties fo:padding="0.0208in" fo:border="none"/>
    </style:style>
    <style:style style:name="Table9.C6"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Table8" style:family="table">
      <style:table-properties style:width="6.9271in" fo:margin-left="0in" table:align="left"/>
    </style:style>
    <style:style style:name="Table8.A" style:family="table-column">
      <style:table-column-properties style:column-width="1.4667in"/>
    </style:style>
    <style:style style:name="Table8.B" style:family="table-column">
      <style:table-column-properties style:column-width="1.0479in"/>
    </style:style>
    <style:style style:name="Table8.C" style:family="table-column">
      <style:table-column-properties style:column-width="4.4125in"/>
    </style:style>
    <style:style style:name="Table8.A1" style:family="table-cell">
      <style:table-cell-properties style:vertical-align="middle" fo:padding="0.0208in" fo:border="none"/>
    </style:style>
    <style:style style:name="Table8.A4" style:family="table-cell">
      <style:table-cell-properties fo:padding="0.0208in" fo:border="none"/>
    </style:style>
    <style:style style:name="Table8.B4" style:family="table-cell">
      <style:table-cell-properties fo:padding="0.0208in" fo:border="none"/>
    </style:style>
    <style:style style:name="Table8.C4" style:family="table-cell">
      <style:table-cell-properties fo:padding="0.0208in" fo:border="none"/>
    </style:style>
    <style:style style:name="Table8.A5" style:family="table-cell">
      <style:table-cell-properties fo:padding="0.0208in" fo:border="none"/>
    </style:style>
    <style:style style:name="Table8.B5" style:family="table-cell">
      <style:table-cell-properties fo:padding="0.0208in" fo:border="none"/>
    </style:style>
    <style:style style:name="Table8.C5" style:family="table-cell">
      <style:table-cell-properties fo:padding="0.0208in" fo:border="none"/>
    </style:style>
    <style:style style:name="Table8.A6" style:family="table-cell">
      <style:table-cell-properties fo:padding="0.0208in" fo:border="none"/>
    </style:style>
    <style:style style:name="Table8.B6" style:family="table-cell">
      <style:table-cell-properties fo:padding="0.0208in" fo:border="none"/>
    </style:style>
    <style:style style:name="Table8.C6" style:family="table-cell">
      <style:table-cell-properties fo:padding="0.0208in" fo:border="none"/>
    </style:style>
    <style:style style:name="Table8.A7" style:family="table-cell">
      <style:table-cell-properties fo:padding="0.0208in" fo:border="none"/>
    </style:style>
    <style:style style:name="Table8.B7" style:family="table-cell">
      <style:table-cell-properties fo:padding="0.0208in" fo:border="none"/>
    </style:style>
    <style:style style:name="Table8.C7" style:family="table-cell">
      <style:table-cell-properties fo:padding="0.0208in" fo:border="none"/>
    </style:style>
    <style:style style:name="Table8.A8" style:family="table-cell">
      <style:table-cell-properties fo:padding="0.0208in" fo:border="none"/>
    </style:style>
    <style:style style:name="Table8.B8" style:family="table-cell">
      <style:table-cell-properties fo:padding="0.0208in" fo:border="none"/>
    </style:style>
    <style:style style:name="Table8.C8" style:family="table-cell">
      <style:table-cell-properties fo:padding="0.0208in" fo:border="none"/>
    </style:style>
    <style:style style:name="Table8.A9" style:family="table-cell">
      <style:table-cell-properties fo:padding="0.0208in" fo:border="none"/>
    </style:style>
    <style:style style:name="Table8.B9" style:family="table-cell">
      <style:table-cell-properties fo:padding="0.0208in" fo:border="none"/>
    </style:style>
    <style:style style:name="Table8.C9" style:family="table-cell">
      <style:table-cell-properties fo:padding="0.0208in" fo:border="none"/>
    </style:style>
    <style:style style:name="Table8.A10" style:family="table-cell">
      <style:table-cell-properties fo:padding="0.0208in" fo:border="none"/>
    </style:style>
    <style:style style:name="Table8.B10" style:family="table-cell">
      <style:table-cell-properties fo:padding="0.0208in" fo:border="none"/>
    </style:style>
    <style:style style:name="Table8.C10" style:family="table-cell">
      <style:table-cell-properties fo:padding="0.0208in" fo:border="none"/>
    </style:style>
    <style:style style:name="Table8.A11" style:family="table-cell">
      <style:table-cell-properties fo:padding="0.0208in" fo:border="none"/>
    </style:style>
    <style:style style:name="Table8.B11" style:family="table-cell">
      <style:table-cell-properties fo:padding="0.0208in" fo:border="none"/>
    </style:style>
    <style:style style:name="Table8.C11" style:family="table-cell">
      <style:table-cell-properties fo:padding="0.0208in" fo:border="none"/>
    </style:style>
    <style:style style:name="Table8.A12" style:family="table-cell">
      <style:table-cell-properties fo:padding="0.0208in" fo:border="none"/>
    </style:style>
    <style:style style:name="Table8.B12" style:family="table-cell">
      <style:table-cell-properties fo:padding="0.0208in" fo:border="none"/>
    </style:style>
    <style:style style:name="Table8.C12" style:family="table-cell">
      <style:table-cell-properties fo:padding="0.0208in" fo:border="none"/>
    </style:style>
    <style:style style:name="Table8.A13" style:family="table-cell">
      <style:table-cell-properties fo:padding="0.0208in" fo:border="none"/>
    </style:style>
    <style:style style:name="Table8.B13" style:family="table-cell">
      <style:table-cell-properties fo:padding="0.0208in" fo:border="none"/>
    </style:style>
    <style:style style:name="Table8.C13" style:family="table-cell">
      <style:table-cell-properties fo:padding="0.0208in" fo:border="none"/>
    </style:style>
    <style:style style:name="Table8.A14" style:family="table-cell">
      <style:table-cell-properties fo:padding="0.0208in" fo:border="none"/>
    </style:style>
    <style:style style:name="Table8.B14" style:family="table-cell">
      <style:table-cell-properties fo:padding="0.0208in" fo:border="none"/>
    </style:style>
    <style:style style:name="Table8.C14" style:family="table-cell">
      <style:table-cell-properties fo:padding="0.0208in" fo:border="none"/>
    </style:style>
    <style:style style:name="Table8.A15" style:family="table-cell">
      <style:table-cell-properties fo:padding="0.0208in" fo:border="none"/>
    </style:style>
    <style:style style:name="Table8.B15" style:family="table-cell">
      <style:table-cell-properties fo:padding="0.0208in" fo:border="none"/>
    </style:style>
    <style:style style:name="Table8.C15" style:family="table-cell">
      <style:table-cell-properties fo:padding="0.0208in" fo:border="none"/>
    </style:style>
    <style:style style:name="Table8.A16" style:family="table-cell">
      <style:table-cell-properties fo:padding="0.0208in" fo:border="none"/>
    </style:style>
    <style:style style:name="Table8.B16" style:family="table-cell">
      <style:table-cell-properties fo:padding="0.0208in" fo:border="none"/>
    </style:style>
    <style:style style:name="Table8.C16" style:family="table-cell">
      <style:table-cell-properties fo:padding="0.0208in" fo:border="none"/>
    </style:style>
    <style:style style:name="Table8.A17" style:family="table-cell">
      <style:table-cell-properties fo:padding="0.0208in" fo:border="none"/>
    </style:style>
    <style:style style:name="Table8.B17" style:family="table-cell">
      <style:table-cell-properties fo:padding="0.0208in" fo:border="none"/>
    </style:style>
    <style:style style:name="Table8.C17" style:family="table-cell">
      <style:table-cell-properties fo:padding="0.0208in" fo:border="none"/>
    </style:style>
    <style:style style:name="Table8.A18" style:family="table-cell">
      <style:table-cell-properties fo:padding="0.0208in" fo:border="none"/>
    </style:style>
    <style:style style:name="Table8.B18" style:family="table-cell">
      <style:table-cell-properties fo:padding="0.0208in" fo:border="none"/>
    </style:style>
    <style:style style:name="Table8.C18" style:family="table-cell">
      <style:table-cell-properties fo:padding="0.0208in" fo:border="none"/>
    </style:style>
    <style:style style:name="Table8.A19" style:family="table-cell">
      <style:table-cell-properties fo:padding="0.0208in" fo:border="none"/>
    </style:style>
    <style:style style:name="Table8.B19" style:family="table-cell">
      <style:table-cell-properties fo:padding="0.0208in" fo:border="none"/>
    </style:style>
    <style:style style:name="Table8.C19" style:family="table-cell">
      <style:table-cell-properties fo:padding="0.0208in" fo:border="none"/>
    </style:style>
    <style:style style:name="Table8.A20" style:family="table-cell">
      <style:table-cell-properties fo:padding="0.0208in" fo:border="none"/>
    </style:style>
    <style:style style:name="Table8.B20" style:family="table-cell">
      <style:table-cell-properties fo:padding="0.0208in" fo:border="none"/>
    </style:style>
    <style:style style:name="Table8.C20" style:family="table-cell">
      <style:table-cell-properties fo:padding="0.0208in" fo:border="none"/>
    </style:style>
    <style:style style:name="Table8.A21" style:family="table-cell">
      <style:table-cell-properties fo:padding="0.0208in" fo:border="none"/>
    </style:style>
    <style:style style:name="Table8.B21" style:family="table-cell">
      <style:table-cell-properties fo:padding="0.0208in" fo:border="none"/>
    </style:style>
    <style:style style:name="Table8.C21" style:family="table-cell">
      <style:table-cell-properties fo:padding="0.0208in" fo:border="none"/>
    </style:style>
    <style:style style:name="Table8.A22" style:family="table-cell">
      <style:table-cell-properties fo:padding="0.0208in" fo:border="none"/>
    </style:style>
    <style:style style:name="Table8.B22" style:family="table-cell">
      <style:table-cell-properties fo:padding="0.0208in" fo:border="none"/>
    </style:style>
    <style:style style:name="Table8.C22" style:family="table-cell">
      <style:table-cell-properties fo:padding="0.0208in" fo:border="none"/>
    </style:style>
    <style:style style:name="Table8.A23" style:family="table-cell">
      <style:table-cell-properties fo:padding="0.0208in" fo:border="none"/>
    </style:style>
    <style:style style:name="Table8.B23" style:family="table-cell">
      <style:table-cell-properties fo:padding="0.0208in" fo:border="none"/>
    </style:style>
    <style:style style:name="Table8.C23" style:family="table-cell">
      <style:table-cell-properties fo:padding="0.0208in" fo:border="none"/>
    </style:style>
    <style:style style:name="Table8.A24" style:family="table-cell">
      <style:table-cell-properties fo:padding="0.0208in" fo:border="none"/>
    </style:style>
    <style:style style:name="Table8.B24" style:family="table-cell">
      <style:table-cell-properties fo:padding="0.0208in" fo:border="none"/>
    </style:style>
    <style:style style:name="Table8.C24" style:family="table-cell">
      <style:table-cell-properties fo:padding="0.0208in" fo:border="none"/>
    </style:style>
    <style:style style:name="Table8.A25" style:family="table-cell">
      <style:table-cell-properties fo:padding="0.0208in" fo:border="none"/>
    </style:style>
    <style:style style:name="Table8.B25" style:family="table-cell">
      <style:table-cell-properties fo:padding="0.0208in" fo:border="none"/>
    </style:style>
    <style:style style:name="Table8.C25" style:family="table-cell">
      <style:table-cell-properties fo:padding="0.0208in" fo:border="none"/>
    </style:style>
    <style:style style:name="Table8.A26" style:family="table-cell">
      <style:table-cell-properties fo:padding="0.0208in" fo:border="none"/>
    </style:style>
    <style:style style:name="Table8.B26" style:family="table-cell">
      <style:table-cell-properties fo:padding="0.0208in" fo:border="none"/>
    </style:style>
    <style:style style:name="Table8.C26" style:family="table-cell">
      <style:table-cell-properties fo:padding="0.0208in" fo:border="none"/>
    </style:style>
    <style:style style:name="Table8.A27"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12" style:family="table">
      <style:table-properties style:width="6.925in" table:align="left"/>
    </style:style>
    <style:style style:name="Table12.A" style:family="table-column">
      <style:table-column-properties style:column-width="1.4667in"/>
    </style:style>
    <style:style style:name="Table12.B" style:family="table-column">
      <style:table-column-properties style:column-width="1.0479in"/>
    </style:style>
    <style:style style:name="Table12.C" style:family="table-column">
      <style:table-column-properties style:column-width="4.4104in"/>
    </style:style>
    <style:style style:name="Table12.A1" style:family="table-cell">
      <style:table-cell-properties style:vertical-align="middle" fo:padding="0.0208in" fo:border="none"/>
    </style:style>
    <style:style style:name="Table12.A3" style:family="table-cell">
      <style:table-cell-properties fo:padding="0.0208in" fo:border="none"/>
    </style:style>
    <style:style style:name="Table12.B3" style:family="table-cell">
      <style:table-cell-properties fo:padding="0.0208in" fo:border="none"/>
    </style:style>
    <style:style style:name="Table12.C3" style:family="table-cell">
      <style:table-cell-properties fo:padding="0.0208in" fo:border="none"/>
    </style:style>
    <style:style style:name="Table12.A4" style:family="table-cell">
      <style:table-cell-properties fo:padding="0.0208in" fo:border="none"/>
    </style:style>
    <style:style style:name="Table12.B4" style:family="table-cell">
      <style:table-cell-properties fo:padding="0.0208in" fo:border="none"/>
    </style:style>
    <style:style style:name="Table12.C4" style:family="table-cell">
      <style:table-cell-properties fo:padding="0.0208in" fo:border="none"/>
    </style:style>
    <style:style style:name="Table12.A5" style:family="table-cell">
      <style:table-cell-properties fo:padding="0.0208in" fo:border="none"/>
    </style:style>
    <style:style style:name="Table12.B5" style:family="table-cell">
      <style:table-cell-properties fo:padding="0.0208in" fo:border="none"/>
    </style:style>
    <style:style style:name="Table12.C5" style:family="table-cell">
      <style:table-cell-properties fo:padding="0.0208in" fo:border="none"/>
    </style:style>
    <style:style style:name="Table12.A6" style:family="table-cell">
      <style:table-cell-properties fo:padding="0.0208in" fo:border="none"/>
    </style:style>
    <style:style style:name="Table12.B6" style:family="table-cell">
      <style:table-cell-properties fo:padding="0.0208in" fo:border="none"/>
    </style:style>
    <style:style style:name="Table12.C6" style:family="table-cell">
      <style:table-cell-properties fo:padding="0.0208in" fo:border="none"/>
    </style:style>
    <style:style style:name="Table12.A7" style:family="table-cell">
      <style:table-cell-properties fo:padding="0.0208in" fo:border="none"/>
    </style:style>
    <style:style style:name="Table12.A8" style:family="table-cell">
      <style:table-cell-properties fo:padding="0.0208in" fo:border="none"/>
    </style:style>
    <style:style style:name="Table12.B8" style:family="table-cell">
      <style:table-cell-properties fo:padding="0.0208in" fo:border="none"/>
    </style:style>
    <style:style style:name="Table12.C8" style:family="table-cell">
      <style:table-cell-properties fo:padding="0.0208in" fo:border="none"/>
    </style:style>
    <style:style style:name="Table12.A9" style:family="table-cell">
      <style:table-cell-properties fo:padding="0.0208in" fo:border="none"/>
    </style:style>
    <style:style style:name="Table12.B9" style:family="table-cell">
      <style:table-cell-properties fo:padding="0.0208in" fo:border="none"/>
    </style:style>
    <style:style style:name="Table12.C9" style:family="table-cell">
      <style:table-cell-properties fo:padding="0.0208in" fo:border="none"/>
    </style:style>
    <style:style style:name="Table12.A10" style:family="table-cell">
      <style:table-cell-properties fo:padding="0.0208in" fo:border="none"/>
    </style:style>
    <style:style style:name="Table12.B10" style:family="table-cell">
      <style:table-cell-properties fo:padding="0.0208in" fo:border="none"/>
    </style:style>
    <style:style style:name="Table12.C10" style:family="table-cell">
      <style:table-cell-properties fo:padding="0.0208in" fo:border="none"/>
    </style:style>
    <style:style style:name="Table12.A11" style:family="table-cell">
      <style:table-cell-properties fo:padding="0.0208in" fo:border="none"/>
    </style:style>
    <style:style style:name="Table12.B11" style:family="table-cell">
      <style:table-cell-properties fo:padding="0.0208in" fo:border="none"/>
    </style:style>
    <style:style style:name="Table12.C11" style:family="table-cell">
      <style:table-cell-properties fo:padding="0.0208in" fo:border="none"/>
    </style:style>
    <style:style style:name="Table12.A12" style:family="table-cell">
      <style:table-cell-properties fo:padding="0.0208in" fo:border="none"/>
    </style:style>
    <style:style style:name="Table12.A13" style:family="table-cell">
      <style:table-cell-properties fo:padding="0.0208in" fo:border="none"/>
    </style:style>
    <style:style style:name="Table12.B13" style:family="table-cell">
      <style:table-cell-properties fo:padding="0.0208in" fo:border="none"/>
    </style:style>
    <style:style style:name="Table12.C13" style:family="table-cell">
      <style:table-cell-properties fo:padding="0.0208in" fo:border="none"/>
    </style:style>
    <style:style style:name="Table12.A14" style:family="table-cell">
      <style:table-cell-properties fo:padding="0.0208in" fo:border="none"/>
    </style:style>
    <style:style style:name="Table12.B14" style:family="table-cell">
      <style:table-cell-properties fo:padding="0.0208in" fo:border="none"/>
    </style:style>
    <style:style style:name="Table12.C14" style:family="table-cell">
      <style:table-cell-properties fo:padding="0.0208in" fo:border="none"/>
    </style:style>
    <style:style style:name="Table12.A15" style:family="table-cell">
      <style:table-cell-properties fo:padding="0.0208in" fo:border="none"/>
    </style:style>
    <style:style style:name="Table12.B15" style:family="table-cell">
      <style:table-cell-properties fo:padding="0.0208in" fo:border="none"/>
    </style:style>
    <style:style style:name="Table12.C15" style:family="table-cell">
      <style:table-cell-properties fo:padding="0.0208in" fo:border="none"/>
    </style:style>
    <style:style style:name="Table12.A16" style:family="table-cell">
      <style:table-cell-properties fo:padding="0.0208in" fo:border="none"/>
    </style:style>
    <style:style style:name="Table12.B16" style:family="table-cell">
      <style:table-cell-properties fo:padding="0.0208in" fo:border="none"/>
    </style:style>
    <style:style style:name="Table12.C16" style:family="table-cell">
      <style:table-cell-properties fo:padding="0.0208in" fo:border="none"/>
    </style:style>
    <style:style style:name="Table12.A17" style:family="table-cell">
      <style:table-cell-properties fo:padding="0.0208in" fo:border="none"/>
    </style:style>
    <style:style style:name="Table12.B17" style:family="table-cell">
      <style:table-cell-properties fo:padding="0.0208in" fo:border="none"/>
    </style:style>
    <style:style style:name="Table12.C17" style:family="table-cell">
      <style:table-cell-properties fo:padding="0.0208in" fo:border="none"/>
    </style:style>
    <style:style style:name="Table12.A18" style:family="table-cell">
      <style:table-cell-properties fo:padding="0.0208in" fo:border="none"/>
    </style:style>
    <style:style style:name="Table12.B18" style:family="table-cell">
      <style:table-cell-properties fo:padding="0.0208in" fo:border="none"/>
    </style:style>
    <style:style style:name="Table12.C18" style:family="table-cell">
      <style:table-cell-properties fo:padding="0.0208in" fo:border="none"/>
    </style:style>
    <style:style style:name="Table12.A19" style:family="table-cell">
      <style:table-cell-properties fo:padding="0.0208in" fo:border="none"/>
    </style:style>
    <style:style style:name="Table12.B19" style:family="table-cell">
      <style:table-cell-properties fo:padding="0.0208in" fo:border="none"/>
    </style:style>
    <style:style style:name="Table12.C19" style:family="table-cell">
      <style:table-cell-properties fo:padding="0.0208in" fo:border="none"/>
    </style:style>
    <style:style style:name="Table12.A20" style:family="table-cell">
      <style:table-cell-properties fo:padding="0.0208in" fo:border="none"/>
    </style:style>
    <style:style style:name="Table12.B20" style:family="table-cell">
      <style:table-cell-properties fo:padding="0.0208in" fo:border="none"/>
    </style:style>
    <style:style style:name="Table12.C20" style:family="table-cell">
      <style:table-cell-properties fo:padding="0.0208in" fo:border="none"/>
    </style:style>
    <style:style style:name="Table12.A21" style:family="table-cell">
      <style:table-cell-properties fo:padding="0.0208in" fo:border="none"/>
    </style:style>
    <style:style style:name="Table12.B21" style:family="table-cell">
      <style:table-cell-properties fo:padding="0.0208in" fo:border="none"/>
    </style:style>
    <style:style style:name="Table12.C21" style:family="table-cell">
      <style:table-cell-properties fo:padding="0.0208in" fo:border="none"/>
    </style:style>
    <style:style style:name="Table12.A22" style:family="table-cell">
      <style:table-cell-properties fo:padding="0.0208in" fo:border="none"/>
    </style:style>
    <style:style style:name="Table12.B22" style:family="table-cell">
      <style:table-cell-properties fo:padding="0.0208in" fo:border="none"/>
    </style:style>
    <style:style style:name="Table12.C22" style:family="table-cell">
      <style:table-cell-properties fo:padding="0.0208in" fo:border="none"/>
    </style:style>
    <style:style style:name="Table12.A23" style:family="table-cell">
      <style:table-cell-properties fo:padding="0.0208in" fo:border="none"/>
    </style:style>
    <style:style style:name="Table12.B23" style:family="table-cell">
      <style:table-cell-properties fo:padding="0.0208in" fo:border="none"/>
    </style:style>
    <style:style style:name="Table12.C23" style:family="table-cell">
      <style:table-cell-properties fo:padding="0.0208in" fo:border="none"/>
    </style:style>
    <style:style style:name="Table12.A24" style:family="table-cell">
      <style:table-cell-properties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weight="bold" officeooo:paragraph-rsid="001c1240"/>
    </style:style>
    <style:style style:name="P3" style:family="paragraph" style:parent-style-name="Table_20_Contents">
      <style:text-properties fo:font-weight="bold" officeooo:paragraph-rsid="001dd185"/>
    </style:style>
    <style:style style:name="P4" style:family="paragraph" style:parent-style-name="Table_20_Contents">
      <style:text-properties fo:font-size="2pt" style:font-size-asian="2pt" style:font-size-complex="2pt"/>
    </style:style>
    <style:style style:name="P5" style:family="paragraph" style:parent-style-name="Table_20_Contents">
      <style:text-properties officeooo:rsid="0027f1b5" officeooo:paragraph-rsid="00186364"/>
    </style:style>
    <style:style style:name="P6" style:family="paragraph" style:parent-style-name="Table_20_Contents">
      <style:paragraph-properties fo:margin-top="0in" fo:margin-bottom="0.1965in" loext:contextual-spacing="false"/>
    </style:style>
    <style:style style:name="P7" style:family="paragraph" style:parent-style-name="Preformatted_20_Text">
      <style:paragraph-properties fo:margin-top="0in" fo:margin-bottom="0.1965in" loext:contextual-spacing="false"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86364"/>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text-properties officeooo:rsid="0027f1b5" officeooo:paragraph-rsid="00186364"/>
    </style:style>
    <style:style style:name="P12" style:family="paragraph" style:parent-style-name="Text_20_body">
      <style:paragraph-properties fo:text-align="start" style:justify-single-word="false"/>
      <style:text-properties officeooo:rsid="001b71f2" officeooo:paragraph-rsid="00189dc4"/>
    </style:style>
    <style:style style:name="P13" style:family="paragraph" style:parent-style-name="Text_20_body">
      <style:paragraph-properties fo:text-align="start" style:justify-single-word="false"/>
      <style:text-properties officeooo:rsid="0017e4b8" officeooo:paragraph-rsid="00189dc4"/>
    </style:style>
    <style:style style:name="P14" style:family="paragraph" style:parent-style-name="Text_20_body">
      <style:paragraph-properties fo:text-align="start" style:justify-single-word="false"/>
      <style:text-properties officeooo:rsid="00198ee0" officeooo:paragraph-rsid="00189dc4"/>
    </style:style>
    <style:style style:name="P15" style:family="paragraph" style:parent-style-name="Text_20_body">
      <style:paragraph-properties fo:text-align="start" style:justify-single-word="false"/>
      <style:text-properties officeooo:rsid="0022a27f" officeooo:paragraph-rsid="00230757"/>
    </style:style>
    <style:style style:name="P16" style:family="paragraph" style:parent-style-name="Text_20_body">
      <style:paragraph-properties fo:margin-top="0in" fo:margin-bottom="0in" loext:contextual-spacing="false" fo:text-align="start" style:justify-single-word="false"/>
      <style:text-properties fo:font-weight="bold"/>
    </style:style>
    <style:style style:name="P17" style:family="paragraph" style:parent-style-name="Text_20_body">
      <style:paragraph-properties fo:margin-top="0in" fo:margin-bottom="0in" loext:contextual-spacing="false" fo:text-align="start" style:justify-single-word="false"/>
      <style:text-properties fo:font-weight="bold" officeooo:rsid="0027f1b5" officeooo:paragraph-rsid="00186364"/>
    </style:style>
    <style:style style:name="P18" style:family="paragraph" style:parent-style-name="Standard">
      <style:paragraph-properties fo:text-align="start" style:justify-single-word="false"/>
      <style:text-properties fo:font-size="14pt" fo:font-weight="bold"/>
    </style:style>
    <style:style style:name="P19" style:family="paragraph" style:parent-style-name="Standard">
      <style:text-properties officeooo:rsid="00165c0b" officeooo:paragraph-rsid="00165c0b"/>
    </style:style>
    <style:style style:name="P20" style:family="paragraph" style:parent-style-name="Standard">
      <style:text-properties officeooo:paragraph-rsid="001dd185"/>
    </style:style>
    <style:style style:name="P21" style:family="paragraph" style:parent-style-name="Standard">
      <style:text-properties officeooo:rsid="001e7899" officeooo:paragraph-rsid="001e7899"/>
    </style:style>
    <style:style style:name="P22" style:family="paragraph" style:parent-style-name="Standard">
      <style:text-properties officeooo:rsid="001e7899" officeooo:paragraph-rsid="001ff45c"/>
    </style:style>
    <style:style style:name="P23" style:family="paragraph" style:parent-style-name="Standard">
      <style:text-properties officeooo:rsid="001fee1a"/>
    </style:style>
    <style:style style:name="P24" style:family="paragraph" style:parent-style-name="Preformatted_20_Text">
      <style:paragraph-properties fo:text-align="start" style:justify-single-word="false"/>
    </style:style>
    <style:style style:name="P25" style:family="paragraph" style:parent-style-name="Text_20_body">
      <style:paragraph-properties fo:text-align="start" style:justify-single-word="false" fo:break-before="page"/>
    </style:style>
    <style:style style:name="P26" style:family="paragraph" style:parent-style-name="Preformatted_20_Text">
      <style:paragraph-properties fo:text-align="start" style:justify-single-word="false"/>
      <style:text-properties fo:color="#000000" style:font-name="Courier New" fo:font-size="9pt" officeooo:rsid="00301745" officeooo:paragraph-rsid="0030f5b9"/>
    </style:style>
    <style:style style:name="P27"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030f5b9"/>
    </style:style>
    <style:style style:name="P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030f5b9"/>
    </style:style>
    <style:style style:name="P29" style:family="paragraph" style:parent-style-name="Standard" style:list-style-name="L3"/>
    <style:style style:name="P30" style:family="paragraph" style:parent-style-name="Standard">
      <style:text-properties officeooo:rsid="001e7899" officeooo:paragraph-rsid="001e7899"/>
    </style:style>
    <style:style style:name="P31" style:family="paragraph" style:parent-style-name="Standard">
      <style:text-properties officeooo:rsid="001e7899" officeooo:paragraph-rsid="00276b91"/>
    </style:style>
    <style:style style:name="P32" style:family="paragraph" style:parent-style-name="Standard">
      <style:text-properties officeooo:rsid="001fee1a" officeooo:paragraph-rsid="00276b91"/>
    </style:style>
    <style:style style:name="P33" style:family="paragraph" style:parent-style-name="Standard">
      <style:text-properties officeooo:rsid="001fee1a" officeooo:paragraph-rsid="002d2ec9"/>
    </style:style>
    <style:style style:name="P34" style:family="paragraph" style:parent-style-name="Standard">
      <style:text-properties officeooo:paragraph-rsid="00157008"/>
    </style:style>
    <style:style style:name="P35" style:family="paragraph" style:parent-style-name="Standard">
      <style:text-properties officeooo:rsid="0027c360" officeooo:paragraph-rsid="0027c360"/>
    </style:style>
    <style:style style:name="P36" style:family="paragraph" style:parent-style-name="Standard">
      <style:text-properties officeooo:paragraph-rsid="002ebca0"/>
    </style:style>
    <style:style style:name="P37" style:family="paragraph" style:parent-style-name="Standard">
      <style:text-properties officeooo:rsid="0030f5b9" officeooo:paragraph-rsid="0030f5b9"/>
    </style:style>
    <style:style style:name="P38" style:family="paragraph" style:parent-style-name="Standard">
      <style:text-properties officeooo:rsid="00217112" officeooo:paragraph-rsid="0030f5b9"/>
    </style:style>
    <style:style style:name="P39" style:family="paragraph" style:parent-style-name="Standard">
      <style:paragraph-properties fo:text-align="start" style:justify-single-word="false"/>
      <style:text-properties fo:font-size="14pt" fo:font-weight="bold" officeooo:paragraph-rsid="0039e0c2"/>
    </style:style>
    <style:style style:name="P40" style:family="paragraph" style:parent-style-name="Standard">
      <style:paragraph-properties fo:break-before="page"/>
      <style:text-properties officeooo:rsid="0030f5b9" officeooo:paragraph-rsid="0030f5b9"/>
    </style:style>
    <style:style style:name="P41" style:family="paragraph" style:parent-style-name="Heading_20_1">
      <style:paragraph-properties fo:text-align="center" style:justify-single-word="false" fo:break-before="page"/>
    </style:style>
    <style:style style:name="P42" style:family="paragraph" style:parent-style-name="Text_20_body">
      <style:paragraph-properties fo:text-align="start" style:justify-single-word="false"/>
    </style:style>
    <style:style style:name="P43" style:family="paragraph" style:parent-style-name="Text_20_body" style:list-style-name="L1">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paragraph-rsid="0030f5b9"/>
    </style:style>
    <style:style style:name="P45" style:family="paragraph" style:parent-style-name="Text_20_body">
      <style:paragraph-properties fo:text-align="start" style:justify-single-word="false"/>
      <style:text-properties officeooo:paragraph-rsid="0030f5b9"/>
    </style:style>
    <style:style style:name="P46" style:family="paragraph" style:parent-style-name="Text_20_body" style:list-style-name="L2">
      <style:paragraph-properties fo:text-align="start" style:justify-single-word="false"/>
      <style:text-properties officeooo:rsid="00217112" officeooo:paragraph-rsid="00230757"/>
    </style:style>
    <style:style style:name="P47" style:family="paragraph" style:parent-style-name="Text_20_body" style:list-style-name="L4">
      <style:paragraph-properties fo:text-align="start" style:justify-single-word="false"/>
      <style:text-properties officeooo:rsid="00217112" officeooo:paragraph-rsid="0030f5b9"/>
    </style:style>
    <style:style style:name="P48" style:family="paragraph" style:parent-style-name="Text_20_body" style:list-style-name="L2">
      <style:paragraph-properties fo:text-align="start" style:justify-single-word="false"/>
      <style:text-properties officeooo:rsid="0022a27f" officeooo:paragraph-rsid="00230757"/>
    </style:style>
    <style:style style:name="P49" style:family="paragraph" style:parent-style-name="Text_20_body">
      <style:paragraph-properties fo:text-align="start" style:justify-single-word="false"/>
      <style:text-properties officeooo:rsid="0027f1b5" officeooo:paragraph-rsid="00186364"/>
    </style:style>
    <style:style style:name="P50" style:family="paragraph" style:parent-style-name="Text_20_body">
      <style:paragraph-properties fo:text-align="start" style:justify-single-word="false"/>
      <style:text-properties officeooo:rsid="00301745" officeooo:paragraph-rsid="0030f5b9"/>
    </style:style>
    <style:style style:name="P51" style:family="paragraph" style:parent-style-name="Text_20_body">
      <style:paragraph-properties fo:text-align="start" style:justify-single-word="false"/>
      <style:text-properties fo:font-size="14pt" fo:font-weight="bold" officeooo:rsid="0021a04b" officeooo:paragraph-rsid="0030f5b9"/>
    </style:style>
    <style:style style:name="P52" style:family="paragraph" style:parent-style-name="Text_20_body">
      <style:paragraph-properties fo:text-align="start" style:justify-single-word="false"/>
      <style:text-properties fo:font-size="14pt" fo:font-weight="bold" officeooo:rsid="0022bfee" officeooo:paragraph-rsid="0030f5b9"/>
    </style:style>
    <style:style style:name="P53" style:family="paragraph" style:parent-style-name="Text_20_body">
      <style:paragraph-properties fo:text-align="start" style:justify-single-word="false"/>
      <style:text-properties fo:font-size="14pt" fo:font-weight="bold" officeooo:rsid="002475e5" officeooo:paragraph-rsid="0030f5b9"/>
    </style:style>
    <style:style style:name="P54" style:family="paragraph" style:parent-style-name="Text_20_body">
      <style:paragraph-properties fo:text-align="start" style:justify-single-word="false"/>
      <style:text-properties fo:font-size="14pt" fo:font-weight="bold"/>
    </style:style>
    <style:style style:name="P55" style:family="paragraph" style:parent-style-name="Text_20_body">
      <style:paragraph-properties fo:text-align="start" style:justify-single-word="false"/>
      <style:text-properties fo:font-size="14pt" fo:font-weight="bold" officeooo:paragraph-rsid="0030f5b9"/>
    </style:style>
    <style:style style:name="P56" style:family="paragraph" style:parent-style-name="Text_20_body">
      <style:paragraph-properties fo:text-align="start" style:justify-single-word="false"/>
      <style:text-properties fo:font-size="14pt" fo:font-weight="bold" officeooo:rsid="002ac233" officeooo:paragraph-rsid="0030f5b9"/>
    </style:style>
    <style:style style:name="P57" style:family="paragraph" style:parent-style-name="Text_20_body">
      <style:paragraph-properties fo:text-align="start" style:justify-single-word="false"/>
      <style:text-properties fo:font-size="14pt" fo:font-weight="bold" officeooo:rsid="0027f1b5" officeooo:paragraph-rsid="0030f5b9"/>
    </style:style>
    <style:style style:name="P58" style:family="paragraph" style:parent-style-name="Text_20_body">
      <style:paragraph-properties fo:text-align="start" style:justify-single-word="false"/>
      <style:text-properties fo:font-size="14pt" fo:font-weight="bold" officeooo:rsid="0027f1b5" officeooo:paragraph-rsid="0039521c"/>
    </style:style>
    <style:style style:name="P59" style:family="paragraph" style:parent-style-name="Text_20_body">
      <style:paragraph-properties fo:text-align="start" style:justify-single-word="false"/>
      <style:text-properties fo:font-size="14pt" fo:font-weight="bold" officeooo:rsid="0029c60e" officeooo:paragraph-rsid="0030f5b9" style:font-weight-asian="bold" style:font-weight-complex="bold"/>
    </style:style>
    <style:style style:name="P60" style:family="paragraph" style:parent-style-name="Text_20_body">
      <style:paragraph-properties fo:text-align="start" style:justify-single-word="false"/>
      <style:text-properties fo:font-size="14pt" fo:font-weight="bold" officeooo:rsid="0029c60e" officeooo:paragraph-rsid="0030f5b9"/>
    </style:style>
    <style:style style:name="P61" style:family="paragraph" style:parent-style-name="Text_20_body">
      <style:paragraph-properties fo:text-align="start" style:justify-single-word="false"/>
      <style:text-properties fo:font-size="14pt" fo:font-weight="bold" officeooo:rsid="00249a84" officeooo:paragraph-rsid="0030f5b9"/>
    </style:style>
    <style:style style:name="P62" style:family="paragraph" style:parent-style-name="Text_20_body">
      <style:paragraph-properties fo:text-align="start" style:justify-single-word="false"/>
      <style:text-properties fo:font-size="14pt" fo:font-weight="bold" officeooo:rsid="002a1b79" officeooo:paragraph-rsid="0030f5b9"/>
    </style:style>
    <style:style style:name="P63" style:family="paragraph" style:parent-style-name="Text_20_body">
      <style:paragraph-properties fo:text-align="start" style:justify-single-word="false"/>
      <style:text-properties fo:font-size="14pt" fo:font-weight="bold" officeooo:rsid="002b49e8" officeooo:paragraph-rsid="0030f5b9" style:font-size-asian="14pt" style:font-weight-asian="bold" style:font-size-complex="14pt" style:font-weight-complex="bold"/>
    </style:style>
    <style:style style:name="P64" style:family="paragraph" style:parent-style-name="Text_20_body">
      <style:paragraph-properties fo:text-align="start" style:justify-single-word="false"/>
      <style:text-properties fo:font-size="14pt" fo:font-weight="normal" officeooo:rsid="0023f2b9" officeooo:paragraph-rsid="0030f5b9" style:font-weight-asian="normal" style:font-weight-complex="normal"/>
    </style:style>
    <style:style style:name="P65" style:family="paragraph" style:parent-style-name="Text_20_body">
      <style:paragraph-properties fo:text-align="start" style:justify-single-word="false"/>
      <style:text-properties fo:font-size="14pt" fo:font-weight="normal" officeooo:rsid="002ac233" officeooo:paragraph-rsid="0030f5b9" style:font-weight-asian="normal" style:font-weight-complex="normal"/>
    </style:style>
    <style:style style:name="P66" style:family="paragraph" style:parent-style-name="Text_20_body">
      <style:paragraph-properties fo:text-align="start" style:justify-single-word="false"/>
      <style:text-properties fo:font-size="14pt" fo:font-weight="normal" officeooo:rsid="0029c60e" officeooo:paragraph-rsid="0030f5b9" style:font-weight-asian="normal" style:font-weight-complex="normal"/>
    </style:style>
    <style:style style:name="P67" style:family="paragraph" style:parent-style-name="Text_20_body">
      <style:paragraph-properties fo:text-align="start" style:justify-single-word="false"/>
      <style:text-properties fo:font-size="14pt" fo:font-weight="normal" officeooo:rsid="00249a84" officeooo:paragraph-rsid="0030f5b9" style:font-weight-asian="normal" style:font-weight-complex="normal"/>
    </style:style>
    <style:style style:name="P68" style:family="paragraph" style:parent-style-name="Text_20_body">
      <style:paragraph-properties fo:text-align="start" style:justify-single-word="false"/>
      <style:text-properties fo:font-size="14pt" fo:font-weight="normal" officeooo:rsid="002a1b79" officeooo:paragraph-rsid="0030f5b9" style:font-weight-asian="normal" style:font-weight-complex="normal"/>
    </style:style>
    <style:style style:name="P69" style:family="paragraph" style:parent-style-name="Text_20_body">
      <style:paragraph-properties fo:text-align="start" style:justify-single-word="false"/>
      <style:text-properties fo:font-size="14pt" fo:font-weight="normal" officeooo:rsid="0027f1b5" officeooo:paragraph-rsid="0030f5b9" style:font-weight-asian="normal" style:font-weight-complex="normal"/>
    </style:style>
    <style:style style:name="P70" style:family="paragraph" style:parent-style-name="Text_20_body">
      <style:paragraph-properties fo:text-align="start" style:justify-single-word="false"/>
      <style:text-properties fo:font-size="14pt" fo:font-weight="normal" officeooo:rsid="002b49e8" officeooo:paragraph-rsid="0030f5b9" style:font-weight-asian="normal" style:font-weight-complex="normal"/>
    </style:style>
    <style:style style:name="P71" style:family="paragraph" style:parent-style-name="Text_20_body">
      <style:paragraph-properties fo:text-align="start" style:justify-single-word="false"/>
      <style:text-properties officeooo:rsid="0017e4b8" officeooo:paragraph-rsid="0030f5b9"/>
    </style:style>
    <style:style style:name="P72" style:family="paragraph" style:parent-style-name="Text_20_body">
      <style:paragraph-properties fo:text-align="start" style:justify-single-word="false"/>
      <style:text-properties officeooo:rsid="002b49e8" officeooo:paragraph-rsid="0030f5b9"/>
    </style:style>
    <style:style style:name="P73" style:family="paragraph" style:parent-style-name="Text_20_body">
      <style:paragraph-properties fo:text-align="start" style:justify-single-word="false"/>
      <style:text-properties officeooo:rsid="002b61e1" officeooo:paragraph-rsid="0030f5b9"/>
    </style:style>
    <style:style style:name="P74" style:family="paragraph" style:parent-style-name="Text_20_body">
      <style:paragraph-properties fo:text-align="start" style:justify-single-word="false"/>
      <style:text-properties officeooo:rsid="002b61e1" officeooo:paragraph-rsid="00376da5"/>
    </style:style>
    <style:style style:name="P75" style:family="paragraph" style:parent-style-name="Text_20_body">
      <style:paragraph-properties fo:text-align="start" style:justify-single-word="false"/>
      <style:text-properties officeooo:rsid="002b61e1" officeooo:paragraph-rsid="0038c3d2"/>
    </style:style>
    <style:style style:name="P76" style:family="paragraph" style:parent-style-name="Text_20_body">
      <style:paragraph-properties fo:text-align="start" style:justify-single-word="false"/>
      <style:text-properties officeooo:rsid="002b61e1" officeooo:paragraph-rsid="0039e0c2"/>
    </style:style>
    <style:style style:name="P77" style:family="paragraph" style:parent-style-name="Text_20_body">
      <style:paragraph-properties fo:text-align="start" style:justify-single-word="false"/>
      <style:text-properties officeooo:rsid="002b7da7" officeooo:paragraph-rsid="0030f5b9"/>
    </style:style>
    <style:style style:name="P78" style:family="paragraph" style:parent-style-name="Text_20_body">
      <style:paragraph-properties fo:text-align="start" style:justify-single-word="false"/>
      <style:text-properties officeooo:rsid="002b7da7" officeooo:paragraph-rsid="00376da5"/>
    </style:style>
    <style:style style:name="P79" style:family="paragraph" style:parent-style-name="Text_20_body">
      <style:paragraph-properties fo:text-align="start" style:justify-single-word="false"/>
      <style:text-properties officeooo:rsid="002b7da7" officeooo:paragraph-rsid="0038c3d2"/>
    </style:style>
    <style:style style:name="P80" style:family="paragraph" style:parent-style-name="Text_20_body">
      <style:paragraph-properties fo:text-align="start" style:justify-single-word="false"/>
      <style:text-properties officeooo:rsid="002b7da7" officeooo:paragraph-rsid="0039e0c2"/>
    </style:style>
    <style:style style:name="P81" style:family="paragraph" style:parent-style-name="Text_20_body">
      <style:paragraph-properties fo:text-align="start" style:justify-single-word="false"/>
      <style:text-properties officeooo:rsid="002b8cc6" officeooo:paragraph-rsid="0030f5b9"/>
    </style:style>
    <style:style style:name="P82" style:family="paragraph" style:parent-style-name="Text_20_body">
      <style:paragraph-properties fo:text-align="start" style:justify-single-word="false"/>
      <style:text-properties officeooo:rsid="002b8cc6" officeooo:paragraph-rsid="0038c3d2"/>
    </style:style>
    <style:style style:name="P83" style:family="paragraph" style:parent-style-name="Text_20_body">
      <style:paragraph-properties fo:text-align="start" style:justify-single-word="false"/>
      <style:text-properties officeooo:rsid="002b8cc6" officeooo:paragraph-rsid="0039e0c2"/>
    </style:style>
    <style:style style:name="P84" style:family="paragraph" style:parent-style-name="Text_20_body">
      <style:paragraph-properties fo:text-align="start" style:justify-single-word="false"/>
      <style:text-properties officeooo:rsid="002dd9b9" officeooo:paragraph-rsid="0030f5b9"/>
    </style:style>
    <style:style style:name="P85" style:family="paragraph" style:parent-style-name="Text_20_body">
      <style:paragraph-properties fo:text-align="start" style:justify-single-word="false"/>
      <style:text-properties officeooo:rsid="002d6d5f" officeooo:paragraph-rsid="0030f5b9"/>
    </style:style>
    <style:style style:name="P86" style:family="paragraph" style:parent-style-name="Text_20_body">
      <style:paragraph-properties fo:text-align="start" style:justify-single-word="false"/>
      <style:text-properties officeooo:rsid="002ef311" officeooo:paragraph-rsid="0030f5b9"/>
    </style:style>
    <style:style style:name="P87" style:family="paragraph" style:parent-style-name="Text_20_body">
      <style:paragraph-properties fo:text-align="start" style:justify-single-word="false"/>
      <style:text-properties officeooo:rsid="00376da5" officeooo:paragraph-rsid="00376da5"/>
    </style:style>
    <style:style style:name="P88" style:family="paragraph" style:parent-style-name="Text_20_body">
      <style:paragraph-properties fo:text-align="start" style:justify-single-word="false"/>
      <style:text-properties officeooo:rsid="00376da5" officeooo:paragraph-rsid="0039e0c2"/>
    </style:style>
    <style:style style:name="P89" style:family="paragraph" style:parent-style-name="Text_20_body">
      <style:paragraph-properties fo:text-align="start" style:justify-single-word="false"/>
      <style:text-properties officeooo:rsid="0038c3d2" officeooo:paragraph-rsid="0038c3d2"/>
    </style:style>
    <style:style style:name="P90" style:family="paragraph" style:parent-style-name="Text_20_body">
      <style:paragraph-properties fo:text-align="start" style:justify-single-word="false"/>
      <style:text-properties officeooo:rsid="0038c3d2" officeooo:paragraph-rsid="0039e0c2"/>
    </style:style>
    <style:style style:name="P91" style:family="paragraph" style:parent-style-name="Text_20_body">
      <style:paragraph-properties fo:text-align="start" style:justify-single-word="false"/>
      <style:text-properties fo:font-size="12pt" fo:font-weight="normal" officeooo:rsid="002ac233" officeooo:paragraph-rsid="0039e0c2"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27f1b5" officeooo:paragraph-rsid="0039e0c2" style:font-size-asian="12pt" style:font-size-complex="12pt"/>
    </style:style>
    <style:style style:name="P93" style:family="paragraph" style:parent-style-name="Text_20_body">
      <style:paragraph-properties fo:text-align="start" style:justify-single-word="false"/>
      <style:text-properties fo:font-size="12pt" officeooo:rsid="002b49e8" officeooo:paragraph-rsid="003dd7c5" style:font-size-asian="12pt" style:font-size-complex="12pt"/>
    </style:style>
    <style:style style:name="P94" style:family="paragraph" style:parent-style-name="Table_20_Contents">
      <style:text-properties fo:font-weight="bold" officeooo:paragraph-rsid="0030f5b9"/>
    </style:style>
    <style:style style:name="P95" style:family="paragraph" style:parent-style-name="Table_20_Contents">
      <style:text-properties fo:font-weight="bold" officeooo:paragraph-rsid="00376da5"/>
    </style:style>
    <style:style style:name="P96" style:family="paragraph" style:parent-style-name="Table_20_Contents">
      <style:text-properties fo:font-weight="bold" officeooo:rsid="00376da5" officeooo:paragraph-rsid="0039e0c2"/>
    </style:style>
    <style:style style:name="P97" style:family="paragraph" style:parent-style-name="Table_20_Contents">
      <style:text-properties fo:font-weight="bold" officeooo:paragraph-rsid="0039e0c2"/>
    </style:style>
    <style:style style:name="P98" style:family="paragraph" style:parent-style-name="Table_20_Contents">
      <style:text-properties fo:font-weight="bold" officeooo:rsid="0039e0c2" officeooo:paragraph-rsid="0039e0c2" style:font-weight-asian="bold" style:font-weight-complex="bold"/>
    </style:style>
    <style:style style:name="P99" style:family="paragraph" style:parent-style-name="Table_20_Contents">
      <style:text-properties officeooo:rsid="00217112" officeooo:paragraph-rsid="0030f5b9"/>
    </style:style>
    <style:style style:name="P100" style:family="paragraph" style:parent-style-name="Table_20_Contents">
      <style:text-properties officeooo:rsid="0029c60e" officeooo:paragraph-rsid="0030f5b9"/>
    </style:style>
    <style:style style:name="P101" style:family="paragraph" style:parent-style-name="Table_20_Contents">
      <style:text-properties officeooo:paragraph-rsid="0030f5b9"/>
    </style:style>
    <style:style style:name="P102" style:family="paragraph" style:parent-style-name="Table_20_Contents">
      <style:text-properties officeooo:paragraph-rsid="00376da5"/>
    </style:style>
    <style:style style:name="P103" style:family="paragraph" style:parent-style-name="Table_20_Contents">
      <style:text-properties officeooo:rsid="00376da5" officeooo:paragraph-rsid="00376da5"/>
    </style:style>
    <style:style style:name="P104" style:family="paragraph" style:parent-style-name="Table_20_Contents">
      <style:text-properties officeooo:rsid="00376da5" officeooo:paragraph-rsid="0039e0c2"/>
    </style:style>
    <style:style style:name="P105" style:family="paragraph" style:parent-style-name="Table_20_Contents">
      <style:text-properties fo:font-size="14pt" fo:font-weight="normal" officeooo:rsid="002ac233" officeooo:paragraph-rsid="00376da5" style:font-weight-asian="normal" style:font-weight-complex="normal"/>
    </style:style>
    <style:style style:name="P106" style:family="paragraph" style:parent-style-name="Table_20_Contents">
      <style:text-properties officeooo:paragraph-rsid="0039e0c2"/>
    </style:style>
    <style:style style:name="T1" style:family="text">
      <style:text-properties fo:font-size="14pt" fo:font-weight="bold"/>
    </style:style>
    <style:style style:name="T2" style:family="text">
      <style:text-properties fo:font-size="14pt" fo:font-weight="normal" style:font-weight-asian="normal" style:font-weight-complex="normal"/>
    </style:style>
    <style:style style:name="T3" style:family="text">
      <style:text-properties fo:font-size="18pt" fo:font-weight="bold"/>
    </style:style>
    <style:style style:name="T4" style:family="text">
      <style:text-properties officeooo:rsid="00157008"/>
    </style:style>
    <style:style style:name="T5" style:family="text">
      <style:text-properties officeooo:rsid="001858ed"/>
    </style:style>
    <style:style style:name="T6" style:family="text">
      <style:text-properties officeooo:rsid="001b71f2"/>
    </style:style>
    <style:style style:name="T7" style:family="text">
      <style:text-properties officeooo:rsid="001cf834"/>
    </style:style>
    <style:style style:name="T8" style:family="text">
      <style:text-properties officeooo:rsid="001fee1a"/>
    </style:style>
    <style:style style:name="T9" style:family="text">
      <style:text-properties officeooo:rsid="001c1240"/>
    </style:style>
    <style:style style:name="T10" style:family="text">
      <style:text-properties officeooo:rsid="001ff45c"/>
    </style:style>
    <style:style style:name="T11" style:family="text">
      <style:text-properties officeooo:rsid="0029c60e"/>
    </style:style>
    <style:style style:name="T12" style:family="text">
      <style:text-properties officeooo:rsid="0026235e"/>
    </style:style>
    <style:style style:name="T13" style:family="text">
      <style:text-properties officeooo:rsid="001e7899"/>
    </style:style>
    <style:style style:name="T14" style:family="text">
      <style:text-properties officeooo:rsid="00276b91"/>
    </style:style>
    <style:style style:name="T15" style:family="text">
      <style:text-properties officeooo:rsid="00294ef2"/>
    </style:style>
    <style:style style:name="T16" style:family="text">
      <style:text-properties officeooo:rsid="002acd37"/>
    </style:style>
    <style:style style:name="T17" style:family="text">
      <style:text-properties officeooo:rsid="002ebca0"/>
    </style:style>
    <style:style style:name="T18" style:family="text">
      <style:text-properties officeooo:rsid="00217112"/>
    </style:style>
    <style:style style:name="T19" style:family="text">
      <style:text-properties fo:font-weight="normal" style:font-weight-asian="normal" style:font-weight-complex="normal"/>
    </style:style>
    <style:style style:name="T20" style:family="text">
      <style:text-properties fo:font-weight="normal" officeooo:rsid="0023f2b9" style:font-weight-asian="normal" style:font-weight-complex="normal"/>
    </style:style>
    <style:style style:name="T21" style:family="text">
      <style:text-properties fo:font-weight="normal" officeooo:rsid="002475e5" style:font-weight-asian="normal" style:font-weight-complex="normal"/>
    </style:style>
    <style:style style:name="T22" style:family="text">
      <style:text-properties fo:font-weight="normal" officeooo:rsid="0029c60e" style:font-weight-asian="normal" style:font-weight-complex="normal"/>
    </style:style>
    <style:style style:name="T23" style:family="text">
      <style:text-properties fo:font-weight="normal" officeooo:rsid="0022bfee" style:font-weight-asian="normal" style:font-weight-complex="normal"/>
    </style:style>
    <style:style style:name="T24" style:family="text">
      <style:text-properties fo:font-weight="normal" officeooo:rsid="002ac233" style:font-weight-asian="normal" style:font-weight-complex="normal"/>
    </style:style>
    <style:style style:name="T25" style:family="text">
      <style:text-properties fo:font-weight="normal" officeooo:rsid="00249a84" style:font-weight-asian="normal" style:font-weight-complex="normal"/>
    </style:style>
    <style:style style:name="T26" style:family="text">
      <style:text-properties fo:font-weight="normal" officeooo:rsid="002a1b79" style:font-weight-asian="normal" style:font-weight-complex="normal"/>
    </style:style>
    <style:style style:name="T27" style:family="text">
      <style:text-properties fo:font-weight="normal" officeooo:rsid="002b49e8" style:font-weight-asian="normal" style:font-weight-complex="normal"/>
    </style:style>
    <style:style style:name="T28" style:family="text">
      <style:text-properties fo:font-weight="normal" officeooo:rsid="00376da5" style:font-weight-asian="normal" style:font-weight-complex="normal"/>
    </style:style>
    <style:style style:name="T29" style:family="text">
      <style:text-properties fo:font-weight="normal" officeooo:rsid="0039521c" style:font-weight-asian="normal" style:font-weight-complex="normal"/>
    </style:style>
    <style:style style:name="T30" style:family="text">
      <style:text-properties officeooo:rsid="002475e5"/>
    </style:style>
    <style:style style:name="T31" style:family="text">
      <style:text-properties officeooo:rsid="001e2a69"/>
    </style:style>
    <style:style style:name="T32" style:family="text">
      <style:text-properties officeooo:rsid="002b7da7"/>
    </style:style>
    <style:style style:name="T33" style:family="text">
      <style:text-properties officeooo:rsid="002d6d5f"/>
    </style:style>
    <style:style style:name="T34" style:family="text">
      <style:text-properties officeooo:rsid="002ef311"/>
    </style:style>
    <style:style style:name="T35" style:family="text">
      <style:text-properties officeooo:rsid="002dd9b9"/>
    </style:style>
    <style:style style:name="T36" style:family="text">
      <style:text-properties fo:color="#000080" fo:font-weight="bold"/>
    </style:style>
    <style:style style:name="T37" style:family="text">
      <style:text-properties fo:color="#0000ff"/>
    </style:style>
    <style:style style:name="T38" style:family="text">
      <style:text-properties officeooo:rsid="0032a51c"/>
    </style:style>
    <style:style style:name="T39" style:family="text">
      <style:text-properties officeooo:rsid="0035c04d"/>
    </style:style>
    <style:style style:name="T40" style:family="text">
      <style:text-properties officeooo:rsid="0036a8c0"/>
    </style:style>
    <style:style style:name="T41" style:family="text">
      <style:text-properties officeooo:rsid="00376da5"/>
    </style:style>
    <style:style style:name="T42" style:family="text">
      <style:text-properties officeooo:rsid="003a67ed"/>
    </style:style>
    <style:style style:name="T43" style:family="text">
      <style:text-properties officeooo:rsid="003c70b2"/>
    </style:style>
    <style:style style:name="T44" style:family="text">
      <style:text-properties fo:font-weight="bold" style:font-weight-asian="bold" style:font-weight-complex="bold"/>
    </style:style>
    <style:style style:name="T45" style:family="text">
      <style:text-properties officeooo:rsid="003e6f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PES (Brother) Design format</text:span> </text:p>
      <text:p text:style-name="P24"><text:s text:c="4"/>Copyright (C) 2012<text:span text:style-name="T16">-2016</text:span>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7"><text:s text:c="4"/>Free Documentation License".</text:p>
      <text:p text:style-name="P10">Disclaimer:</text:p>
      <text:p text:style-name="P8">This file is full of assumptions, deductions, etc. It is a clean room implementation based on works found in the credit section, and comparison of various PES files. Anyone is free to use this document and contribute provided the following is agreed to:</text:p>
      <text:list xml:id="list5870852323525080458" text:style-name="L1">
        <text:list-item>
          <text:p text:style-name="P43">No illegal contributions. If you have inside information (NDA or other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43">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text:span text:style-name="T15">LY</text:span> FULL OF A LOT OF GUESSES.</text:p>
        </text:list-item>
      </text:list>
      <text:p text:style-name="P8"/>
      <text:p text:style-name="P16">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8"/>
      <table:table table:name="Table11" table:style-name="Table11">
        <table:table-column table:style-name="Table11.A"/>
        <table:table-column table:style-name="Table11.B"/>
        <table:table-row>
          <table:table-cell table:style-name="Table11.A1" table:number-columns-spanned="2" office:value-type="string">
            <text:p text:style-name="P17">Explanation of datatypes:</text:p>
          </table:table-cell>
          <table:covered-table-cell/>
        </table:table-row>
        <table:table-row>
          <table:table-cell table:style-name="Table11.A1" office:value-type="string">
            <text:p text:style-name="P5">Short</text:p>
          </table:table-cell>
          <table:table-cell table:style-name="Table11.A1" office:value-type="string">
            <text:p text:style-name="P5">This is a 16 bit integer stored in Little Endian.</text:p>
          </table:table-cell>
        </table:table-row>
        <table:table-row>
          <table:table-cell table:style-name="Table11.A1" office:value-type="string">
            <text:p text:style-name="P5">Int32</text:p>
          </table:table-cell>
          <table:table-cell table:style-name="Table11.A1" office:value-type="string">
            <text:p text:style-name="P5">This is a 32 bit integer stored in Little Endian.</text:p>
          </table:table-cell>
        </table:table-row>
        <table:table-row>
          <table:table-cell table:style-name="Table11.A1" office:value-type="string">
            <text:p text:style-name="P5">Float</text:p>
          </table:table-cell>
          <table:table-cell table:style-name="Table11.A1" office:value-type="string">
            <text:p text:style-name="P5">This is a 32 bit IEEE <text:soft-page-break/>754 stored as a 4 bytes little endian </text:p>
          </table:table-cell>
        </table:table-row>
      </table:table>
      <text:p text:style-name="P11"/>
      <text:p text:style-name="P11">Like most embroidery formats the distance of 1 unit is equal to 1/10mm.</text:p>
      <text:p text:style-name="P13"><text:span text:style-name="T1"><text:line-break/>Understanding PES:</text:span> </text:p>
      <text:p text:style-name="P13">Ultimately PES is a hack on top of the PEC which allows older embroidery machines to be future compatible with a changing format. In order to read the file simply skip the first 8 characters these are depending on the version #PEC0001, #PES0001, #PES00<text:span text:style-name="T5">20</text:span>, #PES003<text:span text:style-name="T5">0, </text:span>#PES00<text:span text:style-name="T5">40, </text:span>#PES00<text:span text:style-name="T5">50, </text:span>#PES00<text:span text:style-name="T5">55, </text:span>#PES00<text:span text:style-name="T5">60, any future version. This information is immediately followed by the location of the PEC code block, as a little-endian 32 bit integer. 512 (0x200) bytes beyond this the stitches are are encoded. This allows the format to be agnostic as to what version it is while allowing any supporting machine to do the relevant stitching. As embroidery machines are ultimately just a panograph hooked to a sewing machine. All that it needs are the control commands. Any reading of the file should likely be done in accordance with this, with the exception of special case applications.<text:line-break/></text:span></text:p>
      <text:p text:style-name="P14">Most <text:span text:style-name="T6">PES </text:span>data is stored in 2-4 byte LSB data, <text:span text:style-name="T6">as</text:span> it is intended to be read by <text:span text:style-name="T6">various versions of PE-Design</text:span> software. The PEC code block data is intended to be read by the embroidery machine and these therefore are <text:span text:style-name="T7">have different encoding schemes. The data in the PES file contains things like the location it is displayed on the screen, the size of the hoop, if there is a grid, the colors used, whether it should be scaled or not, and some internal settings only relevant to the one software suite in question, and has no bearing on the actual stitches.<text:line-break/></text:span></text:p>
      <text:p text:style-name="P12">The PES data in later versions 5.5 and above contains various shapes and worker information as well as larger hoops and other thread information. The intent is that the format should be lossless. A major problem with embroidery and embroidery software is that the settings and information used to create an embroidery design can and is lost when it is converted to stitches. But, because the program itself knows how it converts these vector shapes into the given stitches saving this information allows it to be reloaded and altered, re-rendering the shapes into stitches and saving them out.<text:line-break/></text:p>
      <text:p text:style-name="P12">It is for this reason that many improperly converted PES files will load in software like Wilcom’s software or OESD, etc. Because these software suites load the color/stitch data, whereas Brother’s software loads the format CEmb data directly.</text:p>
      <text:p text:style-name="P9"/>
      <text:p text:style-name="P8"><text:span text:style-name="T1">File structure :</text:span> </text:p>
      <text:p text:style-name="P15">The file is structured therefore into two main sections. The PES section and the PEC section.</text:p>
      <text:p text:style-name="P15"><text:soft-page-break/></text:p>
      <text:list xml:id="list5637257750135851610" text:style-name="L2">
        <text:list-item>
          <text:p text:style-name="P46">PES</text:p>
          <text:list>
            <text:list-item>
              <text:p text:style-name="P48">PES header</text:p>
              <text:list>
                <text:list-item>
                  <text:p text:style-name="P48">“#PES00NN” PES Version number.<text:span text:style-name="T11"> Int32</text:span> location of PEC block.</text:p>
                </text:list-item>
                <text:list-item>
                  <text:p text:style-name="P48">Data.</text:p>
                </text:list-item>
              </text:list>
            </text:list-item>
            <text:list-item>
              <text:p text:style-name="P48">PES Blocks.</text:p>
            </text:list-item>
          </text:list>
        </text:list-item>
        <text:list-item>
          <text:p text:style-name="P48">PEC</text:p>
          <text:list>
            <text:list-item>
              <text:p text:style-name="P48">PEC Header.</text:p>
            </text:list-item>
            <text:list-item>
              <text:p text:style-name="P48">PEC StitchData</text:p>
            </text:list-item>
            <text:list-item>
              <text:p text:style-name="P48">PEC graphics.</text:p>
              <text:p text:style-name="P48"/>
            </text:list-item>
          </text:list>
        </text:list-item>
      </text:list>
      <text:p text:style-name="P15">There is also a file format called PEC it consists of “#PEC0001” followed directly by the PEC data.</text:p>
      <text:p text:style-name="P8"/>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PES <text:span text:style-name="T8">Header</text:span>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text:span text:style-name="T9">or ASCII of a pointed version</text:span> (ex. 0001, <text:span text:style-name="T9">0055 for 5.5</text:span>)</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P22">hoop</text:p>
          </table:table-cell>
          <table:table-cell table:style-name="Table4.C7" office:value-type="string">
            <text:p text:style-name="P33">00 00, <text:span text:style-name="T13">means 100mm x 100mm hoop, 10 00 means 130mm 180mm hoop.</text:span></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P36">01 00 seems to be fixed <text:span text:style-name="T39">and may mean scale to fit </text:span>(UNVERIFIED). <text:span text:style-name="T17">Changing it to zero seems to have no effect.</text:span></text:p>
          </table:table-cell>
        </table:table-row>
        <table:table-row>
          <table:table-cell table:style-name="Table4.A7" office:value-type="string">
            <text:p text:style-name="Standard">0010-0011</text:p>
          </table:table-cell>
          <table:table-cell table:style-name="Table4.B7" office:value-type="string">
            <text:p text:style-name="P21"><text:span text:style-name="T12"># of </text:span>stitchgroup<text:span text:style-name="T12">s</text:span></text:p>
          </table:table-cell>
          <table:table-cell table:style-name="Table4.C7" office:value-type="string">
            <text:p text:style-name="P23">This is the number of stitch groupings in the CEmbSewSeg and CEmbOne blocks. In save files made by brother this is most often equal the number of colors. In PES files made by others this is typically 1. If this number is zero, <text:span text:style-name="T10">then t</text:span>he CEmbSewSeg and CEmbOne blocks are omitted. And there should be no stitches or they should be entirely made from the shapes defined in the shape-blocks.</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ext:span text:style-name="T43">S</text:span>ection break/termination</text:p>
          </table:table-cell>
        </table:table-row>
      </table:table>
      <text:p text:style-name="Standard"/>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3">CSewSeg Block v1 (offsets are HEX from file start)</text:p>
          </table:table-cell>
          <table:covered-table-cell/>
          <table:covered-table-cell/>
        </table:table-row>
        <text:soft-page-break/>
        <table:table-row>
          <table:table-cell table:style-name="Table9.A1" office:value-type="string">
            <text:p text:style-name="P3">Address :</text:p>
          </table:table-cell>
          <table:table-cell table:style-name="Table9.A1" office:value-type="string">
            <text:p text:style-name="P3">Variable name :</text:p>
          </table:table-cell>
          <table:table-cell table:style-name="Table9.A1" office:value-type="string">
            <text:p text:style-name="P3">Explanation :</text:p>
          </table:table-cell>
        </table:table-row>
        <table:table-row>
          <table:table-cell table:style-name="Table9.A1" office:value-type="string">
            <text:p text:style-name="P20">005F-0061</text:p>
          </table:table-cell>
          <table:table-cell table:style-name="Table9.A1" office:value-type="string">
            <text:p text:style-name="P20"/>
          </table:table-cell>
          <table:table-cell table:style-name="Table9.A1" office:value-type="string">
            <text:p text:style-name="P20">LSB int16_t length of <text:s/>structure name (07 00 for CSewSeg)</text:p>
          </table:table-cell>
        </table:table-row>
        <table:table-row>
          <table:table-cell table:style-name="Table9.A6" office:value-type="string">
            <text:p text:style-name="P20">0061-0067</text:p>
          </table:table-cell>
          <table:table-cell table:style-name="Table9.B6" office:value-type="string">
            <text:p text:style-name="P20"/>
          </table:table-cell>
          <table:table-cell table:style-name="Table9.C6" office:value-type="string">
            <text:p text:style-name="P20">CSewSeg (43 53 65 77 53 65 67)</text:p>
          </table:table-cell>
        </table:table-row>
        <table:table-row>
          <table:table-cell table:style-name="Table9.A6" office:value-type="string">
            <text:p text:style-name="P20">0068 – pecstart</text:p>
          </table:table-cell>
          <table:table-cell table:style-name="Table9.B6" office:value-type="string">
            <text:p text:style-name="P20"/>
          </table:table-cell>
          <table:table-cell table:style-name="Table9.C6" office:value-type="string">
            <text:p text:style-name="P20">This is CSewSeg Stitch Data. See below.</text:p>
          </table:table-cell>
        </table:table-row>
        <table:table-row>
          <table:table-cell table:style-name="Table9.A6" office:value-type="string">
            <text:p text:style-name="P20">pecstart – fileend?</text:p>
          </table:table-cell>
          <table:table-cell table:style-name="Table9.B6" office:value-type="string">
            <text:p text:style-name="P20"/>
          </table:table-cell>
          <table:table-cell table:style-name="Table9.C6" office:value-type="string">
            <text:p text:style-name="P20">See PEC code block data</text:p>
          </table:table-cell>
        </table:table-row>
      </table:table>
      <text:p text:style-name="P20"/>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8" office:value-type="string">
            <text:p text:style-name="Table_20_Contents">0018-001E</text:p>
          </table:table-cell>
          <table:table-cell table:style-name="Table2.B8" office:value-type="string">
            <text:p text:style-name="Table_20_Contents"/>
          </table:table-cell>
          <table:table-cell table:style-name="Table2.C8" office:value-type="string">
            <text:p text:style-name="Table_20_Contents">CEmbOne (43 45 6d 62 4f 6e 65)</text:p>
          </table:table-cell>
        </table:table-row>
        <table:table-row>
          <table:table-cell table:style-name="Table2.A8" office:value-type="string">
            <text:p text:style-name="Table_20_Contents">001F-0020</text:p>
          </table:table-cell>
          <table:table-cell table:style-name="Table2.B8" office:value-type="string">
            <text:p text:style-name="Table_20_Contents">UNVERIFIED</text:p>
          </table:table-cell>
          <table:table-cell table:style-name="Table2.C8" office:value-type="string">
            <text:p text:style-name="Table_20_Contents">This appears to be the minimum x of all stitches in CSewSeg stitch data</text:p>
          </table:table-cell>
        </table:table-row>
        <table:table-row>
          <table:table-cell table:style-name="Table2.A8" office:value-type="string">
            <text:p text:style-name="Table_20_Contents">0021-0022</text:p>
          </table:table-cell>
          <table:table-cell table:style-name="Table2.B8" office:value-type="string">
            <text:p text:style-name="Table_20_Contents">UNVERIFIED</text:p>
          </table:table-cell>
          <table:table-cell table:style-name="Table2.C8" office:value-type="string">
            <text:p text:style-name="Table_20_Contents">This appears to be the minimum y of all stitches in CSewSeg stitch data</text:p>
          </table:table-cell>
        </table:table-row>
        <table:table-row>
          <table:table-cell table:style-name="Table2.A8" office:value-type="string">
            <text:p text:style-name="Table_20_Contents">0023-0024</text:p>
          </table:table-cell>
          <table:table-cell table:style-name="Table2.B8" office:value-type="string">
            <text:p text:style-name="Table_20_Contents">UNVERIFIED</text:p>
          </table:table-cell>
          <table:table-cell table:style-name="Table2.C8" office:value-type="string">
            <text:p text:style-name="Table_20_Contents">This appears to be the maximum x of all stitches in CSewSeg stitch data</text:p>
          </table:table-cell>
        </table:table-row>
        <table:table-row>
          <table:table-cell table:style-name="Table2.A8" office:value-type="string">
            <text:p text:style-name="Table_20_Contents">0025-0026</text:p>
          </table:table-cell>
          <table:table-cell table:style-name="Table2.B8" office:value-type="string">
            <text:p text:style-name="Table_20_Contents">UNVERIFIED</text:p>
          </table:table-cell>
          <table:table-cell table:style-name="Table2.C8" office:value-type="string">
            <text:p text:style-name="Table_20_Contents">This appears to be the maximum y of all stitches in CSewSeg stitch data</text:p>
          </table:table-cell>
        </table:table-row>
        <table:table-row>
          <table:table-cell table:style-name="Table2.A9" table:number-columns-spanned="3" office:value-type="string">
            <text:p text:style-name="P98">CembOne Block ends here, immediately goes into a Stitch Group</text:p>
          </table:table-cell>
          <table:covered-table-cell/>
          <table:covered-table-cell/>
        </table:table-row>
      </table:table>
      <text:p text:style-name="P54"/>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96">Stitch Group Data (offset vs. start of definition)</text:p>
            <text:p text:style-name="P91">This element is found in both the Sew Segments Block and the EmbOne block. When in the the EmbOne Block it's preceded by a duplicate copy of the exten<text:span text:style-name="T42">t</text:span>s (minX, minY, maxX, maxY) and in the standard block format. And in Sew Segments in the given SewSegments format.</text:p>
          </table:table-cell>
          <table:covered-table-cell/>
          <table:covered-table-cell/>
        </table:table-row>
        <table:table-row>
          <table:table-cell table:style-name="Table12.A1" office:value-type="string">
            <text:p text:style-name="P97">Address :</text:p>
          </table:table-cell>
          <table:table-cell table:style-name="Table12.A1" office:value-type="string">
            <text:p text:style-name="P97">Variable name :</text:p>
          </table:table-cell>
          <table:table-cell table:style-name="Table12.A1" office:value-type="string">
            <text:p text:style-name="P97">Explanation :</text:p>
          </table:table-cell>
        </table:table-row>
        <table:table-row>
          <table:table-cell table:style-name="Table12.A22" office:value-type="string">
            <text:p text:style-name="P104">0000-0001</text:p>
          </table:table-cell>
          <table:table-cell table:style-name="Table12.B22" office:value-type="string">
            <text:p text:style-name="P106">UNVERIFIED</text:p>
          </table:table-cell>
          <table:table-cell table:style-name="Table12.C22" office:value-type="string">
            <text:p text:style-name="P106"><text:span text:style-name="T41">M</text:span>inimum x of all stitches in <text:span text:style-name="T41">stitch group</text:span></text:p>
          </table:table-cell>
        </table:table-row>
        <table:table-row>
          <table:table-cell table:style-name="Table12.A22" office:value-type="string">
            <text:p text:style-name="P104">0002-0003</text:p>
          </table:table-cell>
          <table:table-cell table:style-name="Table12.B22" office:value-type="string">
            <text:p text:style-name="P106">UNVERIFIED</text:p>
          </table:table-cell>
          <table:table-cell table:style-name="Table12.C22" office:value-type="string">
            <text:p text:style-name="P106"><text:span text:style-name="T41">M</text:span>inimum y of all stitches in <text:span text:style-name="T41">stitch group</text:span></text:p>
          </table:table-cell>
        </table:table-row>
        <table:table-row>
          <table:table-cell table:style-name="Table12.A22" office:value-type="string">
            <text:p text:style-name="P104">0004-0005</text:p>
          </table:table-cell>
          <table:table-cell table:style-name="Table12.B22" office:value-type="string">
            <text:p text:style-name="P106">UNVERIFIED</text:p>
          </table:table-cell>
          <table:table-cell table:style-name="Table12.C22" office:value-type="string">
            <text:p text:style-name="P106"><text:span text:style-name="T41">M</text:span>aximum x of all stitches in <text:span text:style-name="T41">stitch group</text:span></text:p>
          </table:table-cell>
        </table:table-row>
        <table:table-row>
          <table:table-cell table:style-name="Table12.A22" office:value-type="string">
            <text:p text:style-name="P104">0006-0007</text:p>
          </table:table-cell>
          <table:table-cell table:style-name="Table12.B22" office:value-type="string">
            <text:p text:style-name="P106">UNVERIFIED</text:p>
          </table:table-cell>
          <table:table-cell table:style-name="Table12.C22" office:value-type="string">
            <text:p text:style-name="P106"><text:span text:style-name="T41">M</text:span>aximum y of all stitches in <text:span text:style-name="T41">stitch group</text:span></text:p>
          </table:table-cell>
        </table:table-row>
        <table:table-row>
          <table:table-cell table:style-name="Table12.A7" table:number-columns-spanned="3" office:value-type="string">
            <text:p text:style-name="P92"><text:span text:style-name="T27">(Taken together these 4 shorts are the exten</text:span><text:span text:style-name="T29">t</text:span><text:span text:style-name="T27">s, the amount which each item extends in the various directions).</text:span></text:p>
          </table:table-cell>
          <table:covered-table-cell/>
          <table:covered-table-cell/>
        </table:table-row>
        <text:soft-page-break/>
        <table:table-row>
          <table:table-cell table:style-name="Table12.A22" office:value-type="string">
            <text:p text:style-name="P88">0008-0011</text:p>
          </table:table-cell>
          <table:table-cell table:style-name="Table12.B22" office:value-type="string">
            <text:p text:style-name="P106"/>
          </table:table-cell>
          <table:table-cell table:style-name="Table12.C22" office:value-type="string">
            <text:p text:style-name="P76"><text:span text:style-name="T32">4 bytes: </text:span>float 1, 00 00 80 3<text:span text:style-name="T32">F</text:span> (<text:span text:style-name="T32">S</text:span>cale X)</text:p>
          </table:table-cell>
        </table:table-row>
        <table:table-row>
          <table:table-cell table:style-name="Table12.A22" office:value-type="string">
            <text:p text:style-name="P88">0012-0015</text:p>
          </table:table-cell>
          <table:table-cell table:style-name="Table12.B22" office:value-type="string">
            <text:p text:style-name="P106"/>
          </table:table-cell>
          <table:table-cell table:style-name="Table12.C22" office:value-type="string">
            <text:p text:style-name="P80">4 bytes: float 0, 00 00 00 00 (Skew_X)</text:p>
          </table:table-cell>
        </table:table-row>
        <table:table-row>
          <table:table-cell table:style-name="Table12.A22" office:value-type="string">
            <text:p text:style-name="P90">0016-0019</text:p>
          </table:table-cell>
          <table:table-cell table:style-name="Table12.B22" office:value-type="string">
            <text:p text:style-name="P106"/>
          </table:table-cell>
          <table:table-cell table:style-name="Table12.C22" office:value-type="string">
            <text:p text:style-name="P80">4 bytes: float 0, 00 00 00 00 (Skew_Y)</text:p>
          </table:table-cell>
        </table:table-row>
        <table:table-row>
          <table:table-cell table:style-name="Table12.A22" office:value-type="string">
            <text:p text:style-name="P90">0020-0023</text:p>
          </table:table-cell>
          <table:table-cell table:style-name="Table12.B22" office:value-type="string">
            <text:p text:style-name="P106"/>
          </table:table-cell>
          <table:table-cell table:style-name="Table12.C22" office:value-type="string">
            <text:p text:style-name="P80">4 bytes: float 1, 00 00 80 3F (Scale_Y)</text:p>
          </table:table-cell>
        </table:table-row>
        <table:table-row>
          <table:table-cell table:style-name="Table12.A12" table:number-columns-spanned="3" office:value-type="string">
            <text:p text:style-name="P92"><text:span text:style-name="T24">(Taken together these 6 floats are the relevant factors of an AffineTransform or Matrix.)</text:span></text:p>
          </table:table-cell>
          <table:covered-table-cell/>
          <table:covered-table-cell/>
        </table:table-row>
        <table:table-row>
          <table:table-cell table:style-name="Table12.A22" office:value-type="string">
            <text:p text:style-name="P90">0024-0027</text:p>
          </table:table-cell>
          <table:table-cell table:style-name="Table12.B22" office:value-type="string">
            <text:p text:style-name="P106"/>
          </table:table-cell>
          <table:table-cell table:style-name="Table12.C22" office:value-type="string">
            <text:p text:style-name="P80">4 bytes: float (350 + HoopWidth/2 - WidthOfDesign/2), 350 is the distance from 0,0 that the 130mm x 180mm hoop is stored, if we add half the HoopWidth (1300 / 2) and subtract half our design's width. The embroidery will be centered in the hoop.</text:p>
          </table:table-cell>
        </table:table-row>
        <table:table-row>
          <table:table-cell table:style-name="Table12.A22" office:value-type="string">
            <text:p text:style-name="P90">0028-0031</text:p>
          </table:table-cell>
          <table:table-cell table:style-name="Table12.B22" office:value-type="string">
            <text:p text:style-name="P106"/>
          </table:table-cell>
          <table:table-cell table:style-name="Table12.C22" office:value-type="string">
            <text:p text:style-name="P80">4 bytes float (100 + HoopHeight/2 - HeightOfDesign/2), 100 is the distance from 0,0 that our 130mm x 180mm hoop is stored, if we add half the HoopHeight (1800 / 2) and subtract half our design's height. The embroidery will be centered in the hoop.</text:p>
          </table:table-cell>
        </table:table-row>
        <table:table-row>
          <table:table-cell table:style-name="Table12.A22" office:value-type="string">
            <text:p text:style-name="P90">0032-0033</text:p>
          </table:table-cell>
          <table:table-cell table:style-name="Table12.B22" office:value-type="string">
            <text:p text:style-name="P106"/>
          </table:table-cell>
          <table:table-cell table:style-name="Table12.C22" office:value-type="string">
            <text:p text:style-name="P80">2 bytes: 01 00, unknown.</text:p>
          </table:table-cell>
        </table:table-row>
        <table:table-row>
          <table:table-cell table:style-name="Table12.A22" office:value-type="string">
            <text:p text:style-name="P90">0034-0035</text:p>
          </table:table-cell>
          <table:table-cell table:style-name="Table12.B22" office:value-type="string">
            <text:p text:style-name="P106"/>
          </table:table-cell>
          <table:table-cell table:style-name="Table12.C22" office:value-type="string">
            <text:p text:style-name="P80">2 bytes: 0, X-location</text:p>
          </table:table-cell>
        </table:table-row>
        <table:table-row>
          <table:table-cell table:style-name="Table12.A22" office:value-type="string">
            <text:p text:style-name="P90">0036-0037</text:p>
          </table:table-cell>
          <table:table-cell table:style-name="Table12.B22" office:value-type="string">
            <text:p text:style-name="P106"/>
          </table:table-cell>
          <table:table-cell table:style-name="Table12.C22" office:value-type="string">
            <text:p text:style-name="P80">2 bytes 0, Y-location</text:p>
          </table:table-cell>
        </table:table-row>
        <table:table-row>
          <table:table-cell table:style-name="Table12.A22" office:value-type="string">
            <text:p text:style-name="P90">0038-0039</text:p>
          </table:table-cell>
          <table:table-cell table:style-name="Table12.B22" office:value-type="string">
            <text:p text:style-name="P106"/>
          </table:table-cell>
          <table:table-cell table:style-name="Table12.C22" office:value-type="string">
            <text:p text:style-name="P80">2 bytes width, WidthOfDesign</text:p>
          </table:table-cell>
        </table:table-row>
        <table:table-row>
          <table:table-cell table:style-name="Table12.A22" office:value-type="string">
            <text:p text:style-name="P90">0040-0041</text:p>
          </table:table-cell>
          <table:table-cell table:style-name="Table12.B22" office:value-type="string">
            <text:p text:style-name="P106"/>
          </table:table-cell>
          <table:table-cell table:style-name="Table12.C22" office:value-type="string">
            <text:p text:style-name="P80">2 bytes height, WidthOfDesign.</text:p>
          </table:table-cell>
        </table:table-row>
        <table:table-row>
          <table:table-cell table:style-name="Table12.A22" office:value-type="string">
            <text:p text:style-name="P90">0042-0045</text:p>
          </table:table-cell>
          <table:table-cell table:style-name="Table12.B22" office:value-type="string">
            <text:p text:style-name="P106"/>
          </table:table-cell>
          <table:table-cell table:style-name="Table12.C22" office:value-type="string">
            <text:p text:style-name="P80">4 bytes, 0, unknown.</text:p>
          </table:table-cell>
        </table:table-row>
        <table:table-row>
          <table:table-cell table:style-name="Table12.A22" office:value-type="string">
            <text:p text:style-name="P90">0046-0049</text:p>
          </table:table-cell>
          <table:table-cell table:style-name="Table12.B22" office:value-type="string">
            <text:p text:style-name="P106"/>
          </table:table-cell>
          <table:table-cell table:style-name="Table12.C22" office:value-type="string">
            <text:p text:style-name="P80">4 bytes, 0 unknown.</text:p>
          </table:table-cell>
        </table:table-row>
        <table:table-row>
          <table:table-cell table:style-name="Table12.A22" office:value-type="string">
            <text:p text:style-name="P90">0050-0051</text:p>
          </table:table-cell>
          <table:table-cell table:style-name="Table12.B22" office:value-type="string">
            <text:p text:style-name="P106"/>
          </table:table-cell>
          <table:table-cell table:style-name="Table12.C22" office:value-type="string">
            <text:p text:style-name="P83">2 bytes, number of segments + (2 * colorChanges), this is going to be the number of segments we will need to use.</text:p>
          </table:table-cell>
        </table:table-row>
        <table:table-row>
          <table:table-cell table:style-name="Table12.A23" office:value-type="string">
            <text:p text:style-name="P90">0052-0055</text:p>
          </table:table-cell>
          <table:table-cell table:style-name="Table12.B23" office:value-type="string">
            <text:p text:style-name="P106"/>
          </table:table-cell>
          <table:table-cell table:style-name="Table12.C23" office:value-type="string">
            <text:p text:style-name="P83">4 bytes FF FF 00 00. End StitchGroup definition.</text:p>
          </table:table-cell>
        </table:table-row>
        <table:table-row>
          <table:table-cell table:style-name="Table12.A24" table:number-columns-spanned="3" office:value-type="string">
            <text:p text:style-name="P93"><text:span text:style-name="T19">Understand that some of these items must only be set once. If you set a position, you do not need to apply the transformation with the Translate_X and Translate_Y. It is also acceptable to set most of the values to zero and </text:span><text:span text:style-name="T44">only</text:span><text:span text:style-name="T19"> use the translation of the matrix to set the position. </text:span></text:p>
          </table:table-cell>
          <table:covered-table-cell/>
          <table:covered-table-cell/>
        </table:table-row>
      </table:table>
      <text:p text:style-name="P3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text:soft-page-break/>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_NN</text:p>
          </table:table-cell>
          <table:table-cell table:style-name="Table7.A1" office:value-type="string">
            <text:p text:style-name="Standard">Label (often the name of a file prior to the .EXT). Start with “LA:” <text:s/>(4C 41 3A). <text:s/>Any empty value is a space (HEX 20).</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 - 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 (This to pecstart 48 seems to supposed to be spaces (HEX 20) – does it have a meaning?)</text:p>
          </table:table-cell>
        </table:table-row>
        <table:table-row>
          <table:table-cell table:style-name="Table7.A1" office:value-type="string">
            <text:p text:style-name="Standard">pecstart 41 -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1. Any unused entry is HEX 20</text:p>
          </table:table-cell>
        </table:table-row>
        <table:table-row>
          <table:table-cell table:style-name="Table7.A1" office:value-type="string">
            <text:p text:style-name="Standard">Pecstart 512 - 513</text:p>
          </table:table-cell>
          <table:table-cell table:style-name="Table7.A1" office:value-type="string">
            <text:p text:style-name="Standard">UNK (FIXED)</text:p>
          </table:table-cell>
          <table:table-cell table:style-name="Table7.A1" office:value-type="string">
            <text:p text:style-name="Standard">HEX 00 00</text:p>
          </table:table-cell>
        </table:table-row>
        <table:table-row>
          <table:table-cell table:style-name="Table7.A1" office:value-type="string">
            <text:p text:style-name="Standard">pecstart 514 - 516</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 - 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 - 521</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 - 523</text:p>
          </table:table-cell>
          <table:table-cell table:style-name="Table7.A1" office:value-type="string">
            <text:p text:style-name="Standard"/>
          </table:table-cell>
          <table:table-cell table:style-name="Table7.A1" office:value-type="string">
            <text:p text:style-name="Standard">2 Bytes, y-size of design, LSB</text:p>
          </table:table-cell>
        </table:table-row>
        <text:soft-page-break/>
        <table:table-row>
          <table:table-cell table:style-name="Table7.A1" office:value-type="string">
            <text:p text:style-name="Standard">pecstart 524 - 525</text:p>
          </table:table-cell>
          <table:table-cell table:style-name="Table7.A1" office:value-type="string">
            <text:p text:style-name="Standard">UNK (FIXED)</text:p>
          </table:table-cell>
          <table:table-cell table:style-name="Table7.A1" office:value-type="string">
            <text:p text:style-name="Standard">HEX E0 01</text:p>
          </table:table-cell>
        </table:table-row>
        <table:table-row>
          <table:table-cell table:style-name="Table7.A1" office:value-type="string">
            <text:p text:style-name="Standard">pecstart 526 - 527</text:p>
          </table:table-cell>
          <table:table-cell table:style-name="Table7.A1" office:value-type="string">
            <text:p text:style-name="Standard">UNK (FIXED)</text:p>
          </table:table-cell>
          <table:table-cell table:style-name="Table7.A1" office:value-type="string">
            <text:p text:style-name="Standard">HEX B0 01</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8 - 531</text:p>
          </table:table-cell>
          <table:table-cell table:style-name="Table7.A1" office:value-type="string">
            <text:p text:style-name="Standard">UNK_NN</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513</text:p>
          </table:table-cell>
          <table:table-cell table:style-name="Table7.A1" office:value-type="string">
            <text:p text:style-name="P19">PEC image</text:p>
          </table:table-cell>
          <table:table-cell table:style-name="Table7.A1" office:value-type="string">
            <text:p text:style-name="P19">There are N sections, where N = number of colors + 1. An image for each thread color + 1 for the overall thumbnail. </text:p>
            <text:p text:style-name="P19"><text:s/></text:p>
            <text:p text:style-name="P19">Each section has 228 bytes. </text:p>
            <text:p text:style-name="P19"/>
            <text:p text:style-name="P19">There are no section marks. Each section comes one after the other. </text:p>
            <text:p text:style-name="P19"/>
            <text:p text:style-name="P19">Each section is a <text:s/>pixel image with 38 rows and 48 columns, each bit = one pixel, drawn from top left to bottom right. </text:p>
            <text:p text:style-name="P19"/>
            <text:p text:style-name="P19">For every byte out of these 228 bytes –&gt; convert into binary form –&gt; reverse the order of bits (The bigs are Big Endian, most machines are Little Endian) –&gt; replace 1 for a pixel. </text:p>
            <text:p text:style-name="P19"/>
            <text:p text:style-name="P19">In order to view the image, display 6 bytes per line, 38 lines in total, and voila!</text:p>
            <text:p text:style-name="P19"/>
            <text:p text:style-name="P19">Each pixel image is framed with 1 and 0′s. This is the reason probably the images look delimited by marks, at byte level. Or, in other words, The outermost rectangle (1st row, last row, 1st column, last column) is made of 0's. If you look at the next inside rectangle (2nd row, 2nd to last row, 2nd column and 2nd to last column) you will see mostly 1's with the exception of the corners which make the rectangle round. For instance, </text:p>
            <text:p text:style-name="P19">upper-left corner is always: </text:p>
            <text:p text:style-name="P19"><text:soft-page-break/></text:p>
            <text:p text:style-name="P19">0000000 </text:p>
            <text:p text:style-name="P19">0000111 </text:p>
            <text:p text:style-name="P19">0001000 </text:p>
            <text:p text:style-name="P19">001*0*xxx </text:p>
            <text:p text:style-name="P19">010xxxx </text:p>
            <text:p text:style-name="P19">010xxxx </text:p>
            <text:p text:style-name="P19">010xxxx </text:p>
            <text:p text:style-name="P19"/>
            <text:p text:style-name="P19">It is possible that there is another inner "rounded rectangle" frame made of 0's. </text:p>
            <text:p text:style-name="P19"/>
            <text:p text:style-name="P19">It is just a visual thing. This frame is always the same, for all images. So the pixels of the image (x), without the frame, are bound between rows 4-35 and between columns 4-45. I think it would be good if this can be checked again because I'm not sure if the bit (4,4) is always 0 or it can be used by the image. I think it always stays 0. </text:p>
            <text:p text:style-name="P19"/>
            <text:p text:style-name="P19">Note: All counts in this explanation (PEC image) start at 1, not at 0.</text:p>
          </table:table-cell>
        </table:table-row>
      </table:table>
      <text:p text:style-name="P18"/>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1950378891873770295" text:style-name="L3">
              <text:list-item>
                <text:p text:style-name="P29">x and y must come in pairs (x,y).</text:p>
              </text:list-item>
              <text:list-item>
                <text:p text:style-name="P29">Also, to do a jump stitch (better called move without stitch) duplicate the (x,y) pair to cause it to move and then stitch from that location without stitching to it. <text:soft-page-break/>Sometimes it comes as a triplicate instead of duplicate. When 2 and when 3 are unknown.</text:p>
              </text:list-item>
              <text:list-item>
                <text:p text:style-name="P29">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text:soft-page-break/>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text:soft-page-break/>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4"/>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4"/>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text:soft-page-break/>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6">0 &lt;= kx &lt;= 63 : positive<text:line-break/><text:soft-page-break/>64 &lt;= kx &lt;= 127 : negative, kx=kx-128</text:p>
            <text:p text:style-name="P6">C: if (kx &amp; 64) kx -=128</text:p>
            <text:p text:style-name="P6">0 &lt;= ky &lt;= 63 : positive<text:line-break/>64 &lt;= ky&lt;= 127 : negative, ky=ky-128 <text:s/>(ky &amp;64)</text:p>
            <text:p text:style-name="P6">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p text:style-name="P25"/>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PES Block v6</text:p>
          </table:table-cell>
          <table:covered-table-cell/>
          <table:covered-table-cell/>
        </table:table-row>
        <table:table-row>
          <table:table-cell table:style-name="Table8.A1" office:value-type="string">
            <text:p text:style-name="P1">Address :</text:p>
          </table:table-cell>
          <table:table-cell table:style-name="Table8.A1" office:value-type="string">
            <text:p text:style-name="P1">Variable name :</text:p>
          </table:table-cell>
          <table:table-cell table:style-name="Table8.A1" office:value-type="string">
            <text:p text:style-name="P1">Explanation :</text:p>
          </table:table-cell>
        </table:table-row>
        <table:table-row>
          <table:table-cell table:style-name="Table8.A1" office:value-type="string">
            <text:p text:style-name="Standard">0000-0007</text:p>
          </table:table-cell>
          <table:table-cell table:style-name="Table8.A1" office:value-type="string">
            <text:p text:style-name="Standard">version</text:p>
          </table:table-cell>
          <table:table-cell table:style-name="Table8.A1" office:value-type="string">
            <text:p text:style-name="Standard">#PES0060</text:p>
          </table:table-cell>
        </table:table-row>
        <table:table-row>
          <table:table-cell table:style-name="Table8.A25" office:value-type="string">
            <text:p text:style-name="Standard">0008 - 000B</text:p>
          </table:table-cell>
          <table:table-cell table:style-name="Table8.B25" office:value-type="string">
            <text:p text:style-name="Standard">pecstart</text:p>
          </table:table-cell>
          <table:table-cell table:style-name="Table8.C25" office:value-type="string">
            <text:p text:style-name="Standard">4 Bytes, pointing to beginning of PEC codeblock stored in PES file, LSB first</text:p>
          </table:table-cell>
        </table:table-row>
        <table:table-row>
          <table:table-cell table:style-name="Table8.A25" office:value-type="string">
            <text:p text:style-name="Standard">000C-000D</text:p>
          </table:table-cell>
          <table:table-cell table:style-name="Table8.B25" office:value-type="string">
            <text:p text:style-name="P31">hoop</text:p>
          </table:table-cell>
          <table:table-cell table:style-name="Table8.C25" office:value-type="string">
            <text:p text:style-name="Standard">00 00, <text:span text:style-name="T13">means 100mm x 100mm hoop, 10 00 means 130mm 180mm hoop.</text:span></text:p>
          </table:table-cell>
        </table:table-row>
        <table:table-row>
          <table:table-cell table:style-name="Table8.A25" office:value-type="string">
            <text:p text:style-name="Standard">000E-000F</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10-0011</text:p>
          </table:table-cell>
          <table:table-cell table:style-name="Table8.B25" office:value-type="string">
            <text:p text:style-name="P21"># <text:span text:style-name="T14">of </text:span>stitchgroups</text:p>
          </table:table-cell>
          <table:table-cell table:style-name="Table8.C25" office:value-type="string">
            <text:p text:style-name="P32">This is the number of stitch groupings in the CEmbSewSeg and CEmbOne blocks. In save files made by brother this is most often equal the number of colors. In PES files made by others this is typically 1. If this number is zero, <text:span text:style-name="T14">then t</text:span>he CEmbSewSeg and CEmbOne blocks are omitted. And there should be no stitches or they should be entirely made from the shapes defined in the shape-blocks.</text:p>
          </table:table-cell>
        </table:table-row>
        <table:table-row>
          <table:table-cell table:style-name="Table8.A25" office:value-type="string">
            <text:p text:style-name="Standard">0069</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6A-007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75-008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8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85-008E</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8F-009E</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9F</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A0-00AB</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AC-00B9</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BA</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BB-00C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C6-00D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D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D5-00DF</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E0-00FD</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FE</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FF-00FA</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l others are followed by 15 bytes, this one bye the <text:soft-page-break/>01 00 termination</text:p>
          </table:table-cell>
        </table:table-row>
        <table:table-row>
          <table:table-cell table:style-name="Table8.A25" office:value-type="string">
            <text:p text:style-name="Standard">00FB-00FC</text:p>
          </table:table-cell>
          <table:table-cell table:style-name="Table8.B25" office:value-type="string">
            <text:p text:style-name="Standard"/>
          </table:table-cell>
          <table:table-cell table:style-name="Table8.C25" office:value-type="string">
            <text:p text:style-name="Standard">01 00 (is this the same termination seen in v1 where this is 01 00 for professional and the number of colors in PEC otherwise?</text:p>
          </table:table-cell>
        </table:table-row>
        <table:table-row>
          <table:table-cell table:style-name="Table8.A26" office:value-type="string">
            <text:p text:style-name="Standard">00FD-0100</text:p>
          </table:table-cell>
          <table:table-cell table:style-name="Table8.B26" office:value-type="string">
            <text:p text:style-name="Standard"/>
          </table:table-cell>
          <table:table-cell table:style-name="Table8.C26" office:value-type="string">
            <text:p text:style-name="Standard">ff ff 00 00 – <text:span text:style-name="T43">S</text:span>ection break/termination</text:p>
          </table:table-cell>
        </table:table-row>
        <table:table-row>
          <table:table-cell table:style-name="Table8.A27" table:number-columns-spanned="3" office:value-type="string">
            <text:p text:style-name="Standard">NOTES: It appears that the 64 00 (LSB DEC 100) is the offset to the beginning of CEmbOne section. Whether or not all of them are static I do not know. There are 6.</text:p>
            <text:p text:style-name="Standard"/>
            <text:p text:style-name="Standard">It appears that the 80 3F section from CEmbOne v1 (maybe different number of zeros around it) is the same. It repeats.</text:p>
            <text:p text:style-name="Standard"/>
            <text:p text:style-name="Standard">Maybe 0a (45 4d 42 52 4f 49 44 45 <text:s/>52 59 00) ends a section, not begins it?!?! Just a random thought.</text:p>
            <text:p text:style-name="Standard"/>
            <text:p text:style-name="Standard">It is fairly certain that CEmbOne v1 is used for PES v6, but is at a different offset. It appears that CSewSeg v1 is used for PES v6, but I haven't verified it yet.</text:p>
            <text:p text:style-name="Standard"/>
            <text:p text:style-name="Standard">It appears that after the PEC code block and whatever structured data (starting after the last stitch), in PES v1, there appears to be repetitive data in v6. It may have some variation.</text:p>
            <text:p text:style-name="Standard"/>
          </table:table-cell>
          <table:covered-table-cell/>
          <table:covered-table-cell/>
        </table:table-row>
      </table:table>
      <text:p text:style-name="Standard"/>
      <text:h text:style-name="P41" text:outline-level="1">Credits</text:h>
      <text:p text:style-name="Standard">A special thanks for the individual who put up: <text:a xlink:type="simple" xlink:href="http://www.achatina.de/sewing/main/TECHNICL.HTM" text:style-name="Internet_20_link" text:visited-style-name="Visited_20_Internet_20_Link">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 text:style-name="Internet_20_link" text:visited-style-name="Visited_20_Internet_20_Link">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 text:style-name="Internet_20_link" text:visited-style-name="Visited_20_Internet_20_Link">http://torvalds-family.blogspot.com/2010/01/embroidery-gaah.html</text:a> and <text:a xlink:type="simple" xlink:href="http://git.kernel.org/?p=linux/kernel/git/torvalds/pesconvert.git;a=summary" text:style-name="Internet_20_link" text:visited-style-name="Visited_20_Internet_20_Link">http://git.kernel.org/?p=linux/kernel/git/torvalds/pesconvert.git;a=summary</text:a></text:p>
      <text:p text:style-name="Standard"/>
      <text:p text:style-name="Standard">Thank you to Nathan Crawford for: <text:a xlink:type="simple" xlink:href="http://www.njcrawford.com/programs/embroidery-reader/pes0001/" text:style-name="Internet_20_link" text:visited-style-name="Visited_20_Internet_20_Link">http://www.njcrawford.com/programs/embroidery-reader/pes0001/</text:a> and <text:a xlink:type="simple" xlink:href="http://www.njcrawford.com/programs/embroidery-reader/csewfigseg/" text:style-name="Internet_20_link" text:visited-style-name="Visited_20_Internet_20_Link">http://www.njcrawford.com/programs/embroidery-reader/csewfigseg/</text:a></text:p>
      <text:p text:style-name="Standard"/>
      <text:p text:style-name="Standard">Thank you to Josh Varga, author of Emboridery Modder, for so very much enlightenment on this file format.</text:p>
      <text:p text:style-name="Standard"/>
      <text:p text:style-name="P34"><text:span text:style-name="T4">Thank you Madalina for her work on PEC image format and her permission to include it. Her original work can be found at: </text:span><text:a xlink:type="simple" xlink:href="http://madamade.com/wp/?p=10" text:style-name="Internet_20_link" text:visited-style-name="Visited_20_Internet_20_Link"><text:span text:style-name="T4">http://madamade.com/wp/?p=10</text:span></text:a></text:p>
      <text:p text:style-name="P34"/>
      <text:p text:style-name="P35">Thank you to David Olsen for his massive contributions to this document.</text:p>
      <text:p text:style-name="P40">The following is work from David Olsen which has not yet been merged with the above document. I include it now for the use of those interested before I have been able to massage it in. It may be ready as is, but will require updating information above.</text:p>
      <text:p text:style-name="P37"/>
      <text:p text:style-name="P51">PES Blocks:</text:p>
      <text:p text:style-name="P38">All PES blocks follow the same general format. </text:p>
      <text:p text:style-name="P38"/>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94">C- <text:span text:style-name="T18">General</text:span> Block <text:span text:style-name="T18">Format</text:span></text:p>
          </table:table-cell>
          <table:covered-table-cell/>
          <table:covered-table-cell/>
        </table:table-row>
        <table:table-row>
          <table:table-cell table:style-name="Table5.A1" office:value-type="string">
            <text:p text:style-name="P94">Address :</text:p>
          </table:table-cell>
          <table:table-cell table:style-name="Table5.A1" office:value-type="string">
            <text:p text:style-name="P94">Variable name :</text:p>
          </table:table-cell>
          <table:table-cell table:style-name="Table5.A1" office:value-type="string">
            <text:p text:style-name="P94">Explanation :</text:p>
          </table:table-cell>
        </table:table-row>
        <table:table-row>
          <table:table-cell table:style-name="Table5.A1" office:value-type="string">
            <text:p text:style-name="P99">2 bytes</text:p>
          </table:table-cell>
          <table:table-cell table:style-name="Table5.A1" office:value-type="string">
            <text:p text:style-name="P99">length</text:p>
          </table:table-cell>
          <table:table-cell table:style-name="Table5.A1" office:value-type="string">
            <text:p text:style-name="P101"><text:span text:style-name="T11">Short:</text:span> length of structure name</text:p>
          </table:table-cell>
        </table:table-row>
        <table:table-row>
          <table:table-cell table:style-name="Table5.A5" office:value-type="string">
            <text:p text:style-name="P99">length bytes</text:p>
          </table:table-cell>
          <table:table-cell table:style-name="Table5.B5" office:value-type="string">
            <text:p text:style-name="P99">name</text:p>
          </table:table-cell>
          <table:table-cell table:style-name="Table5.C5" office:value-type="string">
            <text:p text:style-name="P99">Name of the block in <text:span text:style-name="T11">ASCII</text:span>.</text:p>
          </table:table-cell>
        </table:table-row>
        <table:table-row>
          <table:table-cell table:style-name="Table5.A5" office:value-type="string">
            <text:p text:style-name="P99">NN</text:p>
          </table:table-cell>
          <table:table-cell table:style-name="Table5.B5" office:value-type="string">
            <text:p text:style-name="P99">block data</text:p>
          </table:table-cell>
          <table:table-cell table:style-name="Table5.C5" office:value-type="string">
            <text:p text:style-name="P99">Data of various length.</text:p>
          </table:table-cell>
        </table:table-row>
        <table:table-row>
          <table:table-cell table:style-name="Table5.A6" office:value-type="string">
            <text:p text:style-name="P99">2 bytes</text:p>
          </table:table-cell>
          <table:table-cell table:style-name="Table5.B6" office:value-type="string">
            <text:p text:style-name="P100">break.</text:p>
          </table:table-cell>
          <table:table-cell table:style-name="Table5.C6" office:value-type="string">
            <text:p text:style-name="P101">ff ff 00 00 – This appears to be section break/termination</text:p>
          </table:table-cell>
        </table:table-row>
      </table:table>
      <text:p text:style-name="P64"/>
      <text:p text:style-name="P64">Types of PES blocks include: </text:p>
      <text:p text:style-name="P52"><text:span text:style-name="T20">CEmbOne, CSewSeg</text:span><text:span text:style-name="T21">, </text:span><text:span text:style-name="T20">CEmbCirc, </text:span><text:span text:style-name="T19">CEmbRect, CEmbLine, CEmbPunch, CSewFigSeg, CEmbNText, CLetter</text:span></text:p>
      <text:p text:style-name="P53"><text:span text:style-name="T19">The blocks are omitted if there is no relevant data in them (including the sew segments block, if the number of stitchgroups is set to 0).</text:span><text:span text:style-name="T22"> If there are multiple types of the same object the objects are placed inline in the their respective block. There is never more than one instance of the block type.</text:span></text:p>
      <text:p text:style-name="P55"/>
      <text:p text:style-name="P51">The CEmbOne Block:<text:line-break/><text:span text:style-name="T19">The CEmbOne block is in the general block format, and contains the first stitchgroup data entity. When loaded into PE-Design this is the bounding box of the data, the data associated with that bounding box, the affine transformation, the location, size, etc. This defines the first such block. Additional stitchgroups are defined inline within the CEmbSewSeg block </text:span><text:span text:style-name="T23">data.</text:span><text:span text:style-name="T22"> </text:span></text:p>
      <text:p text:style-name="P56"><text:span text:style-name="T22">T</text:span><text:span text:style-name="T19">his block starts with the standard block header for #CEmbOne and is then followed by:</text:span></text:p>
      <text:p text:style-name="P57"><text:span text:style-name="T24">S</text:span><text:span text:style-name="T19">hort: minX</text:span></text:p>
      <text:p text:style-name="P57"><text:span text:style-name="T24">S</text:span><text:span text:style-name="T19">hort: minY</text:span></text:p>
      <text:p text:style-name="P57"><text:span text:style-name="T24">S</text:span><text:span text:style-name="T19">hort: maxX</text:span></text:p>
      <text:p text:style-name="P57"><text:soft-page-break/><text:span text:style-name="T24">S</text:span><text:span text:style-name="T19">hort maxY</text:span></text:p>
      <text:p text:style-name="P65">StitchGroup Data.</text:p>
      <text:p text:style-name="P65">Block termination FF FF 00 00</text:p>
      <text:p text:style-name="P56"><text:span text:style-name="T19">The extends for the block are duplicated in the Stitchgroup data. So the block will always have two sets of the extends in a row to begin with. But, one of these is naturally in the CEmbOne block and the other in the StitchGroup.</text:span></text:p>
      <text:p text:style-name="P66">See: StitchGroup Format.</text:p>
      <text:p text:style-name="P71"/>
      <text:p text:style-name="P51">The <text:span text:style-name="T30">CSewSeg Block:</text:span></text:p>
      <text:p text:style-name="P51"><text:span text:style-name="T19">The </text:span><text:span text:style-name="T21">CSewSeg block stores a sequence of </text:span><text:span text:style-name="T25">segment lists, in shorts, based on their position within the window defined in the stitchgroup. The first stitchgroup is defined in CEmbOne Block. All data stored in this block is stored in the form of a header, body, and end. The end is omitted with regard to the final segment.</text:span><text:span text:style-name="T22"> See, Segment Format.</text:span></text:p>
      <text:p text:style-name="P66"/>
      <text:p text:style-name="P59"><text:span text:style-name="T30">S</text:span>egment Format:</text:p>
      <text:p text:style-name="P51"><text:span text:style-name="T22">Short</text:span><text:span text:style-name="T25">, either 0 or 1</text:span><text:span text:style-name="T22">,</text:span><text:span text:style-name="T25"> 0 means jump stitches or non-stitching event. 1 means stitching event. Within</text:span><text:span text:style-name="T22"> the stitchgroup,</text:span><text:span text:style-name="T25"> this data must alternate between 0 and 1.</text:span></text:p>
      <text:p text:style-name="P51"><text:span text:style-name="T22">Short</text:span><text:span text:style-name="T25">, </text:span><text:span text:style-name="T22">c</text:span><text:span text:style-name="T25">olor.</text:span><text:span text:style-name="T22"> The index of the color code.</text:span></text:p>
      <text:p text:style-name="P51"><text:span text:style-name="T22">Short</text:span><text:span text:style-name="T25">, length. The length of this segment. If this is 01 80 0x8001 (-32767) then this is defining the next stitchgroup.</text:span></text:p>
      <text:p text:style-name="P60"><text:span text:style-name="T25">S</text:span><text:span text:style-name="T19">titches are defined in groups of 2 shorts.</text:span></text:p>
      <text:p text:style-name="P66">Absolute value of the position X relative to the location of the stitchgroup.</text:p>
      <text:p text:style-name="P66">Absolute value of the position Y relative to the location of the stitchgroup.</text:p>
      <text:p text:style-name="P61"><text:span text:style-name="T22">Short,</text:span><text:span text:style-name="T19"> </text:span><text:span text:style-name="T26">-32765, in bytes: </text:span><text:span text:style-name="T19">03 80. </text:span></text:p>
      <text:p text:style-name="P67"/>
      <text:p text:style-name="P62"><text:span text:style-name="T19">If defined inline with the segments the StitchGroup is 00 00 (non-sewing), NN 00 (color), 01 80 (-32767 for length). This is followed by the StitchGroup Format.</text:span><text:span text:style-name="T24"> This will have 1 set of extend data.</text:span></text:p>
      <text:p text:style-name="P67"/>
      <text:p text:style-name="P68"><text:soft-page-break/>StitchGroup Format:</text:p>
      <text:p text:style-name="P65">This element is found in both the Sew Segments Block and the EmbOne block. When in the the EmbOne Block it's preceded by a duplicate copy of the exten<text:span text:style-name="T40">t</text:span>s (minX, minY, maxX, maxY) and in the standard block format. And in Sew Segments in the given SewSegments format.</text:p>
      <text:p text:style-name="P69"/>
      <text:p text:style-name="P69">Short: minX</text:p>
      <text:p text:style-name="P69">Short: minY</text:p>
      <text:p text:style-name="P69">Short: maxX</text:p>
      <text:p text:style-name="P57"><text:span text:style-name="T19">Short: maxY<text:line-break/></text:span><text:span text:style-name="T27">(Taken together these 4 shorts are the exten</text:span><text:span text:style-name="T28">t</text:span><text:span text:style-name="T27">s, the amount which each item extends in the various directions).</text:span></text:p>
      <text:p text:style-name="P57"><text:span text:style-name="T19">Float: Scale_X<text:line-break/>Float: Skew_X<text:line-break/>Float: Skew_Y<text:line-break/>Float: Scale_Y<text:line-break/>Float: Transform_X<text:line-break/>Float: Transform_Y<text:line-break/></text:span><text:span text:style-name="T24"> (Taken together these 6 floats are the relevant factors of an AffineTransform or Matrix.)<text:line-break/><text:line-break/></text:span><text:span text:style-name="T27">Short: 1, unknown.</text:span></text:p>
      <text:p text:style-name="P70">Short, X-position</text:p>
      <text:p text:style-name="P70">Short, Y-position.</text:p>
      <text:p text:style-name="P70">Short, width</text:p>
      <text:p text:style-name="P70">Short, height</text:p>
      <text:p text:style-name="P70">Int32, 0, unknown.</text:p>
      <text:p text:style-name="P70">Int32, 0, unknown.<text:line-break/></text:p>
      <text:p text:style-name="P72"><text:span text:style-name="T2">Understand that some of these items must only be set once. If you set a position, you do not need to apply the transformation with the Translate_X and Translate_Y. It is also acceptable to set most of the values to zero and *only* use the translation of the matrix to set the position. </text:span></text:p>
      <text:p text:style-name="P71"/>
      <text:p text:style-name="P45"><text:soft-page-break/><text:span text:style-name="T1">File structure:</text:span> </text:p>
      <text:p text:style-name="P45">PES 0001 structure <text:span text:style-name="T18">is typically</text:span>:</text:p>
      <text:list xml:id="list714171828672220422" text:style-name="L4">
        <text:list-item>
          <text:p text:style-name="P47">PES header.</text:p>
        </text:list-item>
        <text:list-item>
          <text:p text:style-name="P44">CEmbOneBlock</text:p>
        </text:list-item>
        <text:list-item>
          <text:p text:style-name="P44">CSewSeg Block</text:p>
          <text:list>
            <text:list-item>
              <text:p text:style-name="P44">Contains one or more CSewSeg Stitch Data Blocks, <text:span text:style-name="T31">and Stitch Groups.</text:span></text:p>
            </text:list-item>
          </text:list>
        </text:list-item>
        <text:list-item>
          <text:p text:style-name="P44">PEC code block</text:p>
          <text:list>
            <text:list-item>
              <text:p text:style-name="P47">PEC Header.</text:p>
            </text:list-item>
            <text:list-item>
              <text:p text:style-name="P44">Contains PEC Code Block Stitch Data.</text:p>
            </text:list-item>
            <text:list-item>
              <text:p text:style-name="P47">Graphics</text:p>
              <text:p text:style-name="P47"/>
            </text:list-item>
          </text:list>
        </text:list-item>
      </text:list>
      <text:p text:style-name="P45"/>
      <text:p text:style-name="P63">Example Write Routine:</text:p>
      <text:p text:style-name="P72">We can read PES and PEC for all versions by reading the color data and stitch data from the PEC block. But, the typical use case is going to be writing a successful PES file.</text:p>
      <text:p text:style-name="P73">[all writes should be done Little Endian].</text:p>
      <text:p text:style-name="P73"/>
      <text:p text:style-name="P72">We must write the following things to disk.</text:p>
      <text:p text:style-name="P72">8 bytes: "#PES0001"</text:p>
      <text:p text:style-name="P72">4 bytes: Location of PEC block.</text:p>
      <text:p text:style-name="P73">2 bytes: 1 (scale to fit)</text:p>
      <text:p text:style-name="P73">2 bytes: 1 (hoop size, 130mm 180mm)</text:p>
      <text:p text:style-name="P73">2 bytes: 1 (we are going to write only one stitchblock object).</text:p>
      <text:p text:style-name="P73">4 bytes: FF FF 00 00, end the header.</text:p>
      <text:p text:style-name="P73">2 bytes: 7 (length of text "EmbOne")</text:p>
      <text:p text:style-name="P73">7 bytes: "EmbOne"</text:p>
      <text:p text:style-name="P73">2 bytes: 0, minX (we're passing on this)</text:p>
      <text:p text:style-name="P73">2 bytes: 0, minY (we're passing on this)</text:p>
      <text:p text:style-name="P73">2 bytes: 0, maxX (we're passing on this)</text:p>
      <text:p text:style-name="P73">2 bytes: 0, maxY (we're passing on this).</text:p>
      <text:p text:style-name="P74">(Starting StitchGroup definition)</text:p>
      <text:p text:style-name="P73">2 bytes: 0, minX (we're passing on this)</text:p>
      <text:p text:style-name="P73">2 bytes: 0, minY (we're passing on this)</text:p>
      <text:p text:style-name="P73"><text:soft-page-break/>2 bytes: 0, maxX (we're passing on this)</text:p>
      <text:p text:style-name="P73">2 bytes: 0, maxY (we're passing on this).</text:p>
      <text:p text:style-name="P75">4 bytes: float 1, 00 00 80 3<text:span text:style-name="T32">F</text:span> (<text:span text:style-name="T32">S</text:span>cale X)</text:p>
      <text:p text:style-name="P79">4 bytes: float 0, 00 00 00 00 (Skew_X)</text:p>
      <text:p text:style-name="P79">4 bytes: float 0, 00 00 00 00 (Skew_Y)</text:p>
      <text:p text:style-name="P79">4 bytes: float 1, 00 00 80 3F (Scale_Y)</text:p>
      <text:p text:style-name="P77">4 bytes: float (350 + HoopWidth/2 - WidthOfDesign/2), 350 is the distance from 0,0 that the 130mm x 180mm hoop is stored, if we add half the HoopWidth (1300 / 2) and subtract half our design's width. The embroidery will be centered in the hoop.</text:p>
      <text:p text:style-name="P77">4 bytes float (100 + HoopHeight/2 - HeightOfDesign/2), 100 is the distance from 0,0 that our 130mm x 180mm hoop is stored, if we add half the HoopHeight (1800 / 2) and subtract half our design's height. The embroidery will be centered in the hoop.</text:p>
      <text:p text:style-name="P77">2 bytes: 1, unknown.</text:p>
      <text:p text:style-name="P77">2 bytes: 0, X-location (we're passing on this).</text:p>
      <text:p text:style-name="P77">2 bytes 0, Y-location (we're passing on this).</text:p>
      <text:p text:style-name="P77">2 bytes width, WidthOfDesign</text:p>
      <text:p text:style-name="P77">2 bytes height, WidthOfDesign.</text:p>
      <text:p text:style-name="P77">4 bytes, 0, unknown.</text:p>
      <text:p text:style-name="P77">4 bytes, 0 unknown.</text:p>
      <text:p text:style-name="P81">2 bytes, number of segments + (2 * colorChanges), this is going to be the number of segments we will need to use.</text:p>
      <text:p text:style-name="P81">(End StitchGroup definition)</text:p>
      <text:p text:style-name="P81">4 bytes FF FF 00 00, end block.</text:p>
      <text:p text:style-name="P81">2 bytes: 7, length of "CSewSeg"</text:p>
      <text:p text:style-name="P81">7 bytes: "CSewSeg"</text:p>
      <text:p text:style-name="P81">(Writing Segment Information)<text:line-break/>For these, we must ensure our <text:span text:style-name="T33">segments</text:span> are flagged 0,1,0,1,0,1,0. That our jumps are 0, that our stitches are 1, that our color changes are 0, we pad with<text:span text:style-name="T33"> jumps and stitches to nowhere to maintain this</text:span>.<text:span text:style-name="T34"> We assume that we jump to the location, then color change, then stitch as relevant.</text:span></text:p>
      <text:p text:style-name="P81"/>
      <text:p text:style-name="P81">(Color Change, Initial<text:span text:style-name="T33">ize</text:span>)</text:p>
      <text:p text:style-name="P81">2 bytes: 1 this is a stitch.</text:p>
      <text:p text:style-name="P81">2 bytes color, color index.</text:p>
      <text:p text:style-name="P81">2 bytes 2, needs a length of at least two to not be a color change.</text:p>
      <text:p text:style-name="P81"><text:soft-page-break/>2 byes: X, current position X.</text:p>
      <text:p text:style-name="P81">2 bytes: Y, current position Y.</text:p>
      <text:p text:style-name="P81">2 byes: X, current position X.</text:p>
      <text:p text:style-name="P81">2 bytes: Y, current position Y.</text:p>
      <text:p text:style-name="P84">2 bytes 0x8001, 01 80. End Segment</text:p>
      <text:p text:style-name="P81">2 bytes: 0, non-stitching.</text:p>
      <text:p text:style-name="P81">2 bytes, color, color index.</text:p>
      <text:p text:style-name="P81">2 bytes, <text:span text:style-name="T33">2, needs a length of at least two to not be a color change.</text:span></text:p>
      <text:p text:style-name="P81">2 byes: X, current position X.</text:p>
      <text:p text:style-name="P81">2 bytes: Y, current position Y.</text:p>
      <text:p text:style-name="P81">2 byes: X, current position X.</text:p>
      <text:p text:style-name="P81">2 bytes: Y, current position Y.</text:p>
      <text:p text:style-name="P84">2 bytes 0x8001, 01 80. End Segment</text:p>
      <text:p text:style-name="P85">(We didn't call a color change event, but we ensured that the initial color is established)</text:p>
      <text:p text:style-name="P81"/>
      <text:p text:style-name="P81">(Color Change, Middle)</text:p>
      <text:p text:style-name="P81">2 bytes: 0, we are not sewing this</text:p>
      <text:p text:style-name="P81">2 bytes: Color, color index<text:span text:style-name="T35">. Index of old color.</text:span></text:p>
      <text:p text:style-name="P81">2 byte: 1, length of stitches.</text:p>
      <text:p text:style-name="P81">2 byes: X, current position X.</text:p>
      <text:p text:style-name="P81">2 bytes: Y, current position Y.</text:p>
      <text:p text:style-name="P84">2 bytes 0x8001, 01 80. End Segment</text:p>
      <text:p text:style-name="P81">2 bytes: 1, we are sewing this.</text:p>
      <text:p text:style-name="P81">2 bytes: Color, color index.<text:span text:style-name="T35"> Index of new color.</text:span></text:p>
      <text:p text:style-name="P81">2 bytes: 2, length two.</text:p>
      <text:p text:style-name="P81">2 byes: X, current position X.</text:p>
      <text:p text:style-name="P81">2 bytes: Y, current position Y.</text:p>
      <text:p text:style-name="P81">2 byes: X, current position X.</text:p>
      <text:p text:style-name="P81">2 bytes: Y, current position Y.</text:p>
      <text:p text:style-name="P84">2 bytes 0x8001, 01 80. End Segment</text:p>
      <text:p text:style-name="P81">(We invoked a color change, and then a sewable event that went nowhere<text:span text:style-name="T35">, to make sure the color is established.</text:span>)</text:p>
      <text:p text:style-name="P81"/>
      <text:p text:style-name="P84"><text:soft-page-break/>(Jump)</text:p>
      <text:p text:style-name="P84">2 bytes, 0, we are not stitching.</text:p>
      <text:p text:style-name="P84">2 bytes, Color, whatever color we're on.</text:p>
      <text:p text:style-name="P84">2 bytes, length, the number of stitches in this jump, including start and end (minimum 2).</text:p>
      <text:p text:style-name="P84">NN bytes, X position, Y position (relative to the position given to the StitchGroup description).</text:p>
      <text:p text:style-name="P84">2 bytes 0x8001, 01 80. End Segment</text:p>
      <text:p text:style-name="P84"/>
      <text:p text:style-name="P84">(Stitch)</text:p>
      <text:p text:style-name="P84">2 bytes, 1, we are stitching.</text:p>
      <text:p text:style-name="P84">2 bytes, Color, whatever color we're on.</text:p>
      <text:p text:style-name="P84">2 bytes, length, the number of stitches in this block, including start and end (minimum 2).</text:p>
      <text:p text:style-name="P84">NN bytes, X position, Y position (<text:span text:style-name="T38">relative</text:span> to the position given to the StitchGroup description).</text:p>
      <text:p text:style-name="P84">2 bytes 0x8001, 01 80. End Segment<text:line-break/></text:p>
      <text:p text:style-name="P86">(End Segments)</text:p>
      <text:p text:style-name="P86"/>
      <text:p text:style-name="P86">We now write the color change log. </text:p>
      <text:p text:style-name="P86">4 bytes: Number of color changes</text:p>
      <text:p text:style-name="P86"/>
      <text:p text:style-name="P86">For each color change:</text:p>
      <text:p text:style-name="P86">2 bytes: Color Change, old index value.</text:p>
      <text:p text:style-name="P86">2 bytes: Section at which this change occurred. (Note this must account for the initialization and the padding sections we added.</text:p>
      <text:p text:style-name="P86"/>
      <text:p text:style-name="P86">(Starting P<text:span text:style-name="T38">EC</text:span> elements).</text:p>
      <text:p text:style-name="P86"/>
      <text:p text:style-name="P86">Write P<text:span text:style-name="T38">EC</text:span> Elements.</text:p>
      <text:p text:style-name="P86"/>
      <text:p text:style-name="P50">(Write graphics)</text:p>
      <text:p text:style-name="P50">1 copy of blank.</text:p>
      <text:p text:style-name="P50">N copies of blank. (where N is the number of colors used).</text:p>
      <text:p text:style-name="P50"/>
      <text:p text:style-name="P50"><text:soft-page-break/>Where blank is defined as:</text:p>
      <text:p text:style-name="P26">(<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text:p>
      <text:p text:style-name="P27">(<text:span text:style-name="T36">byte</text:span>) <text:span text:style-name="T37">0xF0</text:span>, (<text:span text:style-name="T36">byte</text:span>) <text:span text:style-name="T37">0xFF</text:span>, (<text:span text:style-name="T36">byte</text:span>) <text:span text:style-name="T37">0xFF</text:span>, (<text:span text:style-name="T36">byte</text:span>) <text:span text:style-name="T37">0xFF</text:span>, (<text:span text:style-name="T36">byte</text:span>) <text:span text:style-name="T37">0xFF</text:span>, (<text:span text:style-name="T36">byte</text:span>) <text:span text:style-name="T37">0x0F</text:span>,</text:p>
      <text:p text:style-name="P27">(<text:span text:style-name="T36">byte</text:span>) <text:span text:style-name="T37">0x08</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10</text:span>,</text:p>
      <text:p text:style-name="P27">(<text:span text:style-name="T36">byte</text:span>) <text:span text:style-name="T37">0x04</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2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2</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40</text:span>,</text:p>
      <text:p text:style-name="P27">(<text:span text:style-name="T36">byte</text:span>) <text:span text:style-name="T37">0x04</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20</text:span>,</text:p>
      <text:p text:style-name="P27">(<text:span text:style-name="T36">byte</text:span>) <text:span text:style-name="T37">0x08</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10</text:span>,</text:p>
      <text:p text:style-name="P27">(<text:span text:style-name="T36">byte</text:span>) <text:span text:style-name="T37">0xF0</text:span>, (<text:span text:style-name="T36">byte</text:span>) <text:span text:style-name="T37">0xFF</text:span>, (<text:span text:style-name="T36">byte</text:span>) <text:span text:style-name="T37">0xFF</text:span>, (<text:span text:style-name="T36">byte</text:span>) <text:span text:style-name="T37">0xFF</text:span>, (<text:span text:style-name="T36">byte</text:span>) <text:span text:style-name="T37">0xFF</text:span>, (<text:span text:style-name="T36">byte</text:span>) <text:span text:style-name="T37">0x0F</text:span>,</text:p>
      <text:p text:style-name="P28">(<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 (<text:span text:style-name="T36">byte</text:span>) <text:span text:style-name="T37">0x00</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R PL UKai CN1" style:font-family-asian="'AR PL UKai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AR PL UKai CN1" style:font-family-asian="'AR PL UKai CN'"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7-01-06T10:26:02.274183461</dc:date>
    <dc:creator>Trever Adams</dc:creator>
    <meta:editing-duration>P1DT5H46M56S</meta:editing-duration>
    <meta:editing-cycles>357</meta:editing-cycles>
    <meta:generator>LibreOffice/5.2.3.3$Linux_X86_64 LibreOffice_project/20$Build-3</meta:generator>
    <meta:document-statistic meta:table-count="11" meta:image-count="0" meta:object-count="0" meta:page-count="22" meta:paragraph-count="607" meta:word-count="5834" meta:character-count="32329" meta:non-whitespace-character-count="27021"/>
  </office:meta>
</office:document-meta>
</file>